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6.275in" fo:margin-left="-0.075in" fo:margin-top="0in" fo:margin-bottom="0in" table:align="left" style:writing-mode="lr-tb"/>
    </style:style>
    <style:style style:name="Table1.A" style:family="table-column">
      <style:table-column-properties style:column-width="3.1375in"/>
    </style:style>
    <style:style style:name="Table1.B" style:family="table-column">
      <style:table-column-properties style:column-width="3.1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.0785in" fo:padding-bottom="0.0785in" fo:border="0.5pt solid #000000"/>
    </style:style>
    <style:style style:name="Table2" style:family="table">
      <style:table-properties style:width="6.2875in" fo:margin-left="-0.075in" fo:margin-top="0in" fo:margin-bottom="0in" table:align="left" style:writing-mode="lr-tb"/>
    </style:style>
    <style:style style:name="Table2.A" style:family="table-column">
      <style:table-column-properties style:column-width="1.2556in"/>
    </style:style>
    <style:style style:name="Table2.B" style:family="table-column">
      <style:table-column-properties style:column-width="5.0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.0785in" fo:padding-bottom="0.0785in" fo:border="0.5pt solid #000000"/>
    </style:style>
    <style:style style:name="Table2.B5" style:family="table-cell">
      <style:table-cell-properties style:vertical-align="middle" fo:padding-left="0.075in" fo:padding-right="0.075in" fo:padding-top="0.0785in" fo:padding-bottom="0.0785in" fo:border="0.5pt solid #000000"/>
    </style:style>
    <style:style style:name="Table3" style:family="table">
      <style:table-properties style:width="7.1368in" fo:margin-left="-0.075in" fo:margin-top="0in" fo:margin-bottom="0in" table:align="left" style:writing-mode="lr-tb"/>
    </style:style>
    <style:style style:name="Table3.A" style:family="table-column">
      <style:table-column-properties style:column-width="1.5521in"/>
    </style:style>
    <style:style style:name="Table3.B" style:family="table-column">
      <style:table-column-properties style:column-width="5.58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.0785in" fo:padding-bottom="0.0785in" fo:border="0.5pt solid #000000"/>
    </style:style>
    <style:style style:name="Table4" style:family="table">
      <style:table-properties style:width="6.275in" fo:margin-left="-0.075in" fo:margin-top="0in" fo:margin-bottom="0in" table:align="left" style:writing-mode="lr-tb"/>
    </style:style>
    <style:style style:name="Table4.A" style:family="table-column">
      <style:table-column-properties style:column-width="3.1375in"/>
    </style:style>
    <style:style style:name="Table4.B" style:family="table-column">
      <style:table-column-properties style:column-width="3.136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.0785in" fo:padding-bottom="0.0785in" fo:border="0.5pt solid #000000"/>
    </style:style>
    <style:style style:name="Table5" style:family="table">
      <style:table-properties style:width="7.2583in" fo:margin-left="-0.075in" fo:margin-top="0in" fo:margin-bottom="0in" table:align="left" style:writing-mode="lr-tb"/>
    </style:style>
    <style:style style:name="Table5.A" style:family="table-column">
      <style:table-column-properties style:column-width="2.0438in"/>
    </style:style>
    <style:style style:name="Table5.B" style:family="table-column">
      <style:table-column-properties style:column-width="5.213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.0785in" fo:padding-bottom="0.0785in" fo:border="0.5pt solid #000000"/>
    </style:style>
    <style:style style:name="Table7" style:family="table">
      <style:table-properties style:width="7.6375in" fo:margin-left="-0.075in" fo:margin-top="0in" fo:margin-bottom="0in" table:align="left" style:writing-mode="lr-tb"/>
    </style:style>
    <style:style style:name="Table7.A" style:family="table-column">
      <style:table-column-properties style:column-width="1.5514in"/>
    </style:style>
    <style:style style:name="Table7.B" style:family="table-column">
      <style:table-column-properties style:column-width="6.0854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.0785in" fo:padding-bottom="0.0785in" fo:border-left="0.5pt solid #000000" fo:border-right="0.5pt solid #000000" fo:border-top="0.5pt solid #000000" fo:border-bottom="none"/>
    </style:style>
    <style:style style:name="Table7.A2" style:family="table-cell">
      <style:table-cell-properties fo:padding-left="0.075in" fo:padding-right="0.075in" fo:padding-top="0.0785in" fo:padding-bottom="0.0785in" fo:border-left="0.5pt solid #000000" fo:border-right="0.5pt solid #000000" fo:border-top="none" fo:border-bottom="none"/>
    </style:style>
    <style:style style:name="Table7.A5" style:family="table-cell">
      <style:table-cell-properties fo:padding-left="0.075in" fo:padding-right="0.075in" fo:padding-top="0.0785in" fo:padding-bottom="0.0785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7.4929in" style:type="right" style:leader-style="dotted" style:leader-text="."/>
        </style:tab-stops>
      </style:paragraph-properties>
    </style:style>
    <style:style style:name="P2" style:family="paragraph" style:parent-style-name="Standard">
      <style:text-properties fo:color="#d4d4d4" style:font-name="Droid Sans Mono" fo:font-size="10.5pt" fo:font-weight="normal" officeooo:paragraph-rsid="000d5159" fo:background-color="#1e1e1e"/>
    </style:style>
    <style:style style:name="P3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4" style:family="paragraph" style:parent-style-name="Standard">
      <style:text-properties officeooo:rsid="000d5159" officeooo:paragraph-rsid="000d5159"/>
    </style:style>
    <style:style style:name="P5" style:family="paragraph" style:parent-style-name="Standard">
      <style:text-properties officeooo:paragraph-rsid="000e14bd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loext:graphic-properties draw:fill="solid" draw:fill-color="#1e1e1e"/>
      <style:paragraph-properties fo:margin-top="0in" fo:margin-bottom="0in" loext:contextual-spacing="false" fo:line-height="100%" fo:background-color="#1e1e1e"/>
      <style:text-properties officeooo:paragraph-rsid="000a8dd8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0e14bd"/>
    </style:style>
    <style:style style:name="P9" style:family="paragraph" style:parent-style-name="Standard">
      <style:paragraph-properties fo:margin-top="0in" fo:margin-bottom="0in" loext:contextual-spacing="false" style:line-height-at-least="0.198in"/>
    </style:style>
    <style:style style:name="P10" style:family="paragraph" style:parent-style-name="Standard">
      <loext:graphic-properties draw:fill="solid" draw:fill-color="#1e1e1e"/>
      <style:paragraph-properties fo:margin-top="0in" fo:margin-bottom="0in" loext:contextual-spacing="false" style:line-height-at-least="0.198in" fo:background-color="#1e1e1e"/>
    </style:style>
    <style:style style:name="P11" style:family="paragraph" style:parent-style-name="Standard">
      <loext:graphic-properties draw:fill="solid" draw:fill-color="#1e1e1e"/>
      <style:paragraph-properties fo:margin-top="0in" fo:margin-bottom="0in" loext:contextual-spacing="false" style:line-height-at-least="0.198in" fo:background-color="#1e1e1e"/>
      <style:text-properties officeooo:paragraph-rsid="0008f379"/>
    </style:style>
    <style:style style:name="P12" style:family="paragraph" style:parent-style-name="Standard">
      <loext:graphic-properties draw:fill="solid" draw:fill-color="#1e1e1e"/>
      <style:paragraph-properties fo:margin-top="0in" fo:margin-bottom="0in" loext:contextual-spacing="false" style:line-height-at-least="0.198in" fo:background-color="#1e1e1e"/>
      <style:text-properties officeooo:paragraph-rsid="000a8dd8"/>
    </style:style>
    <style:style style:name="P13" style:family="paragraph" style:parent-style-name="Standard">
      <loext:graphic-properties draw:fill="solid" draw:fill-color="#1e1e1e"/>
      <style:paragraph-properties fo:margin-top="0in" fo:margin-bottom="0in" loext:contextual-spacing="false" style:line-height-at-least="0.198in" fo:background-color="#1e1e1e"/>
      <style:text-properties officeooo:paragraph-rsid="000d5159"/>
    </style:style>
    <style:style style:name="P14" style:family="paragraph" style:parent-style-name="Standard">
      <loext:graphic-properties draw:fill="solid" draw:fill-color="#1e1e1e"/>
      <style:paragraph-properties fo:margin-top="0in" fo:margin-bottom="0in" loext:contextual-spacing="false" style:line-height-at-least="0.198in" fo:background-color="#1e1e1e"/>
      <style:text-properties fo:color="#d4d4d4" style:font-name="Consolas" fo:font-size="8pt" style:font-name-asian="ＭＳ Ｐゴシック" style:font-size-asian="8pt" style:font-name-complex="ＭＳ Ｐゴシック" style:font-size-complex="8pt"/>
    </style:style>
    <style:style style:name="P15" style:family="paragraph" style:parent-style-name="Standard">
      <loext:graphic-properties draw:fill="solid" draw:fill-color="#1e1e1e"/>
      <style:paragraph-properties fo:margin-top="0in" fo:margin-bottom="0in" loext:contextual-spacing="false" style:line-height-at-least="0.198in" fo:background-color="#1e1e1e"/>
      <style:text-properties fo:color="#d4d4d4" style:font-name="Consolas" fo:font-size="8pt" officeooo:rsid="0008f379" officeooo:paragraph-rsid="0008f379" style:font-name-asian="ＭＳ Ｐゴシック" style:font-size-asian="8pt" style:font-name-complex="ＭＳ Ｐゴシック" style:font-size-complex="8pt"/>
    </style:style>
    <style:style style:name="P16" style:family="paragraph" style:parent-style-name="Standard">
      <loext:graphic-properties draw:fill="solid" draw:fill-color="#1e1e1e"/>
      <style:paragraph-properties fo:margin-top="0in" fo:margin-bottom="0in" loext:contextual-spacing="false" style:line-height-at-least="0.198in" fo:background-color="#1e1e1e"/>
      <style:text-properties fo:color="#d4d4d4" style:font-name="Droid Sans Mono" fo:font-size="10.5pt" fo:font-weight="normal" fo:background-color="#1e1e1e"/>
    </style:style>
    <style:style style:name="P17" style:family="paragraph" style:parent-style-name="Standard">
      <loext:graphic-properties draw:fill="solid" draw:fill-color="#1e1e1e"/>
      <style:paragraph-properties fo:margin-top="0in" fo:margin-bottom="0in" loext:contextual-spacing="false" style:line-height-at-least="0.198in" fo:background-color="#1e1e1e"/>
      <style:text-properties fo:color="#d4d4d4" style:font-name="Droid Sans Mono" fo:font-size="10.5pt" fo:font-weight="normal" officeooo:paragraph-rsid="000a8dd8" fo:background-color="#1e1e1e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d4d4d4" style:font-name="Droid Sans Mono" fo:font-size="8pt" fo:font-weight="normal" fo:background-color="#1e1e1e" style:font-size-asian="8pt" style:font-size-complex="8pt"/>
    </style:style>
    <style:style style:name="P19" style:family="paragraph" style:parent-style-name="Standard">
      <loext:graphic-properties draw:fill="solid" draw:fill-color="#1e1e1e"/>
      <style:paragraph-properties fo:margin-top="0in" fo:margin-bottom="0in" loext:contextual-spacing="false" fo:line-height="100%" fo:background-color="#1e1e1e"/>
      <style:text-properties fo:color="#d4d4d4" style:font-name="Droid Sans Mono" fo:font-size="8pt" fo:font-weight="normal" fo:background-color="#1e1e1e" style:font-size-asian="8pt" style:font-size-complex="8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d4d4d4" style:font-name="Droid Sans Mono" fo:font-size="8pt" fo:font-weight="normal" fo:background-color="#1c1c1c" style:font-size-asian="8pt" style:font-size-complex="8pt"/>
    </style:style>
    <style:style style:name="P21" style:family="paragraph" style:parent-style-name="Standard">
      <loext:graphic-properties draw:fill="solid" draw:fill-color="#1e1e1e"/>
      <style:paragraph-properties fo:margin-top="0in" fo:margin-bottom="0in" loext:contextual-spacing="false" fo:line-height="100%" fo:background-color="#1e1e1e"/>
      <style:text-properties fo:color="#d4d4d4" style:font-name="Droid Sans Mono" fo:font-size="8pt" fo:font-weight="normal" fo:background-color="#1c1c1c" style:font-size-asian="8pt" style:font-size-complex="8pt"/>
    </style:style>
    <style:style style:name="P22" style:family="paragraph" style:parent-style-name="Standard">
      <loext:graphic-properties draw:fill="solid" draw:fill-color="#1e1e1e"/>
      <style:paragraph-properties fo:margin-top="0in" fo:margin-bottom="0in" loext:contextual-spacing="false" style:line-height-at-least="0.198in" fo:background-color="#1e1e1e"/>
      <style:text-properties officeooo:rsid="0008f379" officeooo:paragraph-rsid="0008f379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officeooo:rsid="0008f379" officeooo:paragraph-rsid="0008f379"/>
    </style:style>
    <style:style style:name="P24" style:family="paragraph" style:parent-style-name="Standard">
      <loext:graphic-properties draw:fill="solid" draw:fill-color="#1e1e1e"/>
      <style:paragraph-properties fo:margin-top="0in" fo:margin-bottom="0in" loext:contextual-spacing="false" style:line-height-at-least="0.198in" fo:background-color="#1e1e1e"/>
      <style:text-properties fo:font-size="8pt" style:font-size-asian="8pt" style:font-size-complex="8pt"/>
    </style:style>
    <style:style style:name="P25" style:family="paragraph" style:parent-style-name="Standard">
      <loext:graphic-properties draw:fill="solid" draw:fill-color="#1e1e1e"/>
      <style:paragraph-properties fo:margin-top="0in" fo:margin-bottom="0in" loext:contextual-spacing="false" style:line-height-at-least="0.198in" fo:background-color="#1e1e1e"/>
      <style:text-properties fo:font-size="8pt" officeooo:paragraph-rsid="000c2a59" style:font-size-asian="8pt" style:font-size-complex="8pt"/>
    </style:style>
    <style:style style:name="P26" style:family="paragraph" style:parent-style-name="Standard">
      <loext:graphic-properties draw:fill="solid" draw:fill-color="#1e1e1e"/>
      <style:paragraph-properties fo:margin-top="0in" fo:margin-bottom="0in" loext:contextual-spacing="false" style:line-height-at-least="0.198in" fo:background-color="#1e1e1e"/>
      <style:text-properties fo:font-size="8pt" officeooo:paragraph-rsid="000e14bd" style:font-size-asian="8pt" style:font-size-complex="8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font-size="8pt" style:font-size-asian="8pt" style:font-size-complex="8pt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font-size="8pt" fo:background-color="#1c1c1c" style:font-size-asian="8pt" style:font-size-complex="8pt"/>
    </style:style>
    <style:style style:name="P29" style:family="paragraph" style:parent-style-name="Standard">
      <loext:graphic-properties draw:fill="solid" draw:fill-color="#1e1e1e"/>
      <style:paragraph-properties fo:margin-top="0in" fo:margin-bottom="0in" loext:contextual-spacing="false" fo:line-height="100%" fo:background-color="#1e1e1e"/>
      <style:text-properties fo:font-size="8pt" fo:background-color="#1c1c1c" style:font-size-asian="8pt" style:font-size-complex="8pt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officeooo:rsid="000d5159" officeooo:paragraph-rsid="000d5159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color="#9cdcfe" style:font-name="Droid Sans Mono" fo:font-size="10.5pt" fo:font-weight="normal" officeooo:paragraph-rsid="000e14bd" fo:background-color="#1e1e1e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officeooo:rsid="000e14bd" officeooo:paragraph-rsid="000e14bd"/>
    </style:style>
    <style:style style:name="P33" style:family="paragraph" style:parent-style-name="Title" style:master-page-name="Standard">
      <style:paragraph-properties style:page-number="auto"/>
    </style:style>
    <style:style style:name="T1" style:family="text">
      <style:text-properties text:display="true"/>
    </style:style>
    <style:style style:name="T2" style:family="text">
      <style:text-properties fo:font-size="10.5pt" style:letter-kerning="true" style:font-size-asian="10.5pt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color="#70ad47" fo:background-color="#000000"/>
    </style:style>
    <style:style style:name="T5" style:family="text">
      <style:text-properties fo:color="#70ad47" officeooo:rsid="0008f379" fo:background-color="#000000"/>
    </style:style>
    <style:style style:name="T6" style:family="text">
      <style:text-properties fo:color="#70ad47" style:font-name="Droid Sans Mono" fo:font-size="10.5pt" fo:font-weight="normal" loext:char-shading-value="0" fo:background-color="#000000"/>
    </style:style>
    <style:style style:name="T7" style:family="text">
      <style:text-properties fo:color="#d4d4d4" style:font-name="Consolas" fo:font-size="8pt" style:font-name-asian="ＭＳ Ｐゴシック" style:font-size-asian="8pt" style:font-name-complex="ＭＳ Ｐゴシック" style:font-size-complex="8pt"/>
    </style:style>
    <style:style style:name="T8" style:family="text">
      <style:text-properties fo:color="#d4d4d4" style:font-name="Consolas" fo:font-size="8pt" officeooo:rsid="0008f379" style:font-name-asian="ＭＳ Ｐゴシック" style:font-size-asian="8pt" style:font-name-complex="ＭＳ Ｐゴシック" style:font-size-complex="8pt"/>
    </style:style>
    <style:style style:name="T9" style:family="text">
      <style:text-properties fo:color="#d4d4d4" style:font-name="Consolas" fo:font-size="8pt" officeooo:rsid="000c2a59" style:font-name-asian="ＭＳ Ｐゴシック" style:font-size-asian="8pt" style:font-name-complex="ＭＳ Ｐゴシック" style:font-size-complex="8pt"/>
    </style:style>
    <style:style style:name="T10" style:family="text">
      <style:text-properties fo:color="#d4d4d4" style:font-name="Consolas" fo:font-size="8pt" style:font-size-asian="8pt" style:font-size-complex="8pt"/>
    </style:style>
    <style:style style:name="T11" style:family="text">
      <style:text-properties fo:color="#d4d4d4" style:font-name="Consolas" fo:font-size="8pt" officeooo:rsid="0008f379" style:font-size-asian="8pt" style:font-size-complex="8pt"/>
    </style:style>
    <style:style style:name="T12" style:family="text">
      <style:text-properties fo:color="#d4d4d4" style:font-name="Consolas" fo:font-size="8pt" fo:font-weight="normal" fo:background-color="#1e1e1e" loext:char-shading-value="0" style:font-name-asian="ＭＳ Ｐゴシック" style:font-size-asian="8pt" style:font-name-complex="ＭＳ Ｐゴシック" style:font-size-complex="8pt"/>
    </style:style>
    <style:style style:name="T13" style:family="text">
      <style:text-properties fo:color="#d4d4d4" style:font-name="Consolas" fo:font-size="8pt" style:text-underline-style="solid" style:text-underline-width="auto" style:text-underline-color="font-color" style:font-name-asian="ＭＳ Ｐゴシック" style:font-size-asian="8pt" style:font-name-complex="ＭＳ Ｐゴシック" style:font-size-complex="8pt"/>
    </style:style>
    <style:style style:name="T14" style:family="text">
      <style:text-properties fo:color="#d4d4d4" style:font-name="Consolas" fo:font-size="10.5pt" style:font-name-asian="ＭＳ Ｐゴシック" style:font-size-asian="10.5pt" style:font-name-complex="ＭＳ Ｐゴシック" style:font-size-complex="10.5pt"/>
    </style:style>
    <style:style style:name="T15" style:family="text">
      <style:text-properties fo:color="#d4d4d4" style:font-name="Consolas" style:font-name-asian="ＭＳ Ｐゴシック" style:font-name-complex="ＭＳ Ｐゴシック"/>
    </style:style>
    <style:style style:name="T16" style:family="text">
      <style:text-properties fo:color="#d4d4d4" style:font-name="Consolas" officeooo:rsid="0008f379" style:font-name-asian="ＭＳ Ｐゴシック" style:font-name-complex="ＭＳ Ｐゴシック"/>
    </style:style>
    <style:style style:name="T17" style:family="text">
      <style:text-properties fo:color="#d4d4d4" style:font-name="Droid Sans Mono" fo:font-size="10.5pt" fo:font-weight="normal" fo:background-color="#1e1e1e" loext:char-shading-value="0"/>
    </style:style>
    <style:style style:name="T18" style:family="text">
      <style:text-properties fo:color="#d4d4d4" style:font-name="Droid Sans Mono" fo:font-weight="normal"/>
    </style:style>
    <style:style style:name="T19" style:family="text">
      <style:text-properties fo:color="#d4d4d4" style:font-name="Droid Sans Mono" fo:font-weight="normal" fo:background-color="#1e1e1e" loext:char-shading-value="0"/>
    </style:style>
    <style:style style:name="T20" style:family="text">
      <style:text-properties fo:color="#d4d4d4" style:font-name="Droid Sans Mono" fo:font-weight="normal" officeooo:rsid="0008f379"/>
    </style:style>
    <style:style style:name="T21" style:family="text">
      <style:text-properties fo:color="#808080"/>
    </style:style>
    <style:style style:name="T22" style:family="text">
      <style:text-properties fo:color="#808080" style:font-name="Consolas" fo:font-size="8pt" style:font-name-asian="ＭＳ Ｐゴシック" style:font-size-asian="8pt" style:font-name-complex="ＭＳ Ｐゴシック" style:font-size-complex="8pt"/>
    </style:style>
    <style:style style:name="T23" style:family="text">
      <style:text-properties fo:color="#808080" style:font-name="Consolas" fo:font-size="8pt" style:font-name-asian="ＭＳ Ｐゴシック" style:font-size-asian="8pt" style:font-name-complex="ＭＳ Ｐゴシック" style:font-size-complex="8pt"/>
    </style:style>
    <style:style style:name="T24" style:family="text">
      <style:text-properties fo:color="#808080" style:font-name="Consolas" fo:font-size="8pt" fo:font-weight="normal" fo:background-color="#1e1e1e" loext:char-shading-value="0" style:font-name-asian="ＭＳ Ｐゴシック" style:font-size-asian="8pt" style:font-name-complex="ＭＳ Ｐゴシック" style:font-size-complex="8pt"/>
    </style:style>
    <style:style style:name="T25" style:family="text">
      <style:text-properties fo:color="#808080" style:font-name="Consolas" style:font-name-asian="ＭＳ Ｐゴシック" style:font-name-complex="ＭＳ Ｐゴシック"/>
    </style:style>
    <style:style style:name="T26" style:family="text">
      <style:text-properties fo:color="#808080" style:font-name="Droid Sans Mono" fo:font-weight="normal" fo:background-color="#1e1e1e" loext:char-shading-value="0"/>
    </style:style>
    <style:style style:name="T27" style:family="text">
      <style:text-properties fo:color="#808080" style:font-name="Droid Sans Mono" fo:font-size="8pt" fo:font-weight="normal" fo:background-color="#1e1e1e" loext:char-shading-value="0" style:font-size-asian="8pt" style:font-size-complex="8pt"/>
    </style:style>
    <style:style style:name="T28" style:family="text">
      <style:text-properties fo:color="#808080" officeooo:rsid="000d5159"/>
    </style:style>
    <style:style style:name="T29" style:family="text">
      <style:text-properties fo:color="#569cd6"/>
    </style:style>
    <style:style style:name="T30" style:family="text">
      <style:text-properties fo:color="#569cd6" style:font-name="Consolas" fo:font-size="8pt" style:font-name-asian="ＭＳ Ｐゴシック" style:font-size-asian="8pt" style:font-name-complex="ＭＳ Ｐゴシック" style:font-size-complex="8pt"/>
    </style:style>
    <style:style style:name="T31" style:family="text">
      <style:text-properties fo:color="#569cd6" style:font-name="Consolas" fo:font-size="8pt" style:font-name-asian="ＭＳ Ｐゴシック" style:font-size-asian="8pt" style:font-name-complex="ＭＳ Ｐゴシック" style:font-size-complex="8pt"/>
    </style:style>
    <style:style style:name="T32" style:family="text">
      <style:text-properties fo:color="#569cd6" style:font-name="Consolas" fo:font-size="8pt" fo:font-weight="normal" fo:background-color="#1e1e1e" loext:char-shading-value="0" style:font-name-asian="ＭＳ Ｐゴシック" style:font-size-asian="8pt" style:font-name-complex="ＭＳ Ｐゴシック" style:font-size-complex="8pt"/>
    </style:style>
    <style:style style:name="T33" style:family="text">
      <style:text-properties fo:color="#569cd6" style:font-name="Consolas" style:font-name-asian="ＭＳ Ｐゴシック" style:font-name-complex="ＭＳ Ｐゴシック"/>
    </style:style>
    <style:style style:name="T34" style:family="text">
      <style:text-properties fo:color="#569cd6" style:font-name="Droid Sans Mono" fo:font-weight="normal"/>
    </style:style>
    <style:style style:name="T35" style:family="text">
      <style:text-properties fo:color="#569cd6" style:font-name="Droid Sans Mono" fo:font-weight="normal" fo:background-color="#1e1e1e" loext:char-shading-value="0"/>
    </style:style>
    <style:style style:name="T36" style:family="text">
      <style:text-properties fo:color="#538135" style:text-underline-style="solid" style:text-underline-width="auto" style:text-underline-color="font-color" officeooo:rsid="000a8dd8"/>
    </style:style>
    <style:style style:name="T37" style:family="text">
      <style:text-properties fo:color="#538135"/>
    </style:style>
    <style:style style:name="T38" style:family="text">
      <style:text-properties fo:color="#538135" officeooo:rsid="000c2a59"/>
    </style:style>
    <style:style style:name="T39" style:family="text">
      <style:text-properties fo:color="#538135" officeooo:rsid="000e14bd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fo:font-size="16pt" officeooo:rsid="000e14bd" style:font-size-asian="16pt" style:font-size-complex="16pt"/>
    </style:style>
    <style:style style:name="T42" style:family="text">
      <style:text-properties fo:font-size="16pt" style:text-underline-style="solid" style:text-underline-width="auto" style:text-underline-color="font-color" officeooo:rsid="000e14bd" style:font-size-asian="16pt" style:font-size-complex="16pt"/>
    </style:style>
    <style:style style:name="T43" style:family="text">
      <style:text-properties fo:color="#5b9bd5" style:font-name="Consolas" fo:font-size="10.5pt" style:font-name-asian="ＭＳ Ｐゴシック" style:font-size-asian="10.5pt" style:font-name-complex="ＭＳ Ｐゴシック" style:font-size-complex="10.5pt"/>
    </style:style>
    <style:style style:name="T44" style:family="text">
      <style:text-properties fo:color="#9cdcfe"/>
    </style:style>
    <style:style style:name="T45" style:family="text">
      <style:text-properties fo:color="#9cdcfe" style:font-name="Consolas" fo:font-size="8pt" style:font-name-asian="ＭＳ Ｐゴシック" style:font-size-asian="8pt" style:font-name-complex="ＭＳ Ｐゴシック" style:font-size-complex="8pt"/>
    </style:style>
    <style:style style:name="T46" style:family="text">
      <style:text-properties fo:color="#9cdcfe" style:font-name="Consolas" fo:font-size="8pt" fo:font-weight="normal" fo:background-color="#1e1e1e" loext:char-shading-value="0" style:font-name-asian="ＭＳ Ｐゴシック" style:font-size-asian="8pt" style:font-name-complex="ＭＳ Ｐゴシック" style:font-size-complex="8pt"/>
    </style:style>
    <style:style style:name="T47" style:family="text">
      <style:text-properties fo:color="#9cdcfe" style:font-name="Consolas" style:font-name-asian="ＭＳ Ｐゴシック" style:font-name-complex="ＭＳ Ｐゴシック"/>
    </style:style>
    <style:style style:name="T48" style:family="text">
      <style:text-properties fo:color="#9cdcfe" style:font-name="Droid Sans Mono" fo:font-size="10.5pt" fo:font-weight="normal" fo:background-color="#1e1e1e" loext:char-shading-value="0"/>
    </style:style>
    <style:style style:name="T49" style:family="text">
      <style:text-properties fo:color="#9cdcfe" style:font-name="Droid Sans Mono" fo:font-weight="normal"/>
    </style:style>
    <style:style style:name="T50" style:family="text">
      <style:text-properties fo:color="#9cdcfe" style:font-name="Droid Sans Mono" fo:font-weight="normal" fo:background-color="#1e1e1e" loext:char-shading-value="0"/>
    </style:style>
    <style:style style:name="T51" style:family="text">
      <style:text-properties fo:color="#ce9178"/>
    </style:style>
    <style:style style:name="T52" style:family="text">
      <style:text-properties fo:color="#ce9178" style:font-name="Consolas" fo:font-size="8pt" style:font-name-asian="ＭＳ Ｐゴシック" style:font-size-asian="8pt" style:font-name-complex="ＭＳ Ｐゴシック" style:font-size-complex="8pt"/>
    </style:style>
    <style:style style:name="T53" style:family="text">
      <style:text-properties fo:color="#ce9178" style:font-name="Consolas" fo:font-size="8pt" officeooo:rsid="000a8dd8" style:font-name-asian="ＭＳ Ｐゴシック" style:font-size-asian="8pt" style:font-name-complex="ＭＳ Ｐゴシック" style:font-size-complex="8pt"/>
    </style:style>
    <style:style style:name="T54" style:family="text">
      <style:text-properties fo:color="#ce9178" style:font-name="Consolas" fo:font-size="8pt" fo:font-weight="normal" fo:background-color="#1e1e1e" loext:char-shading-value="0" style:font-name-asian="ＭＳ Ｐゴシック" style:font-size-asian="8pt" style:font-name-complex="ＭＳ Ｐゴシック" style:font-size-complex="8pt"/>
    </style:style>
    <style:style style:name="T55" style:family="text">
      <style:text-properties fo:color="#ce9178" style:font-name="Consolas" fo:font-size="8pt" fo:font-weight="normal" officeooo:rsid="000a8dd8" fo:background-color="#1e1e1e" loext:char-shading-value="0" style:font-name-asian="ＭＳ Ｐゴシック" style:font-size-asian="8pt" style:font-name-complex="ＭＳ Ｐゴシック" style:font-size-complex="8pt"/>
    </style:style>
    <style:style style:name="T56" style:family="text">
      <style:text-properties fo:color="#ce9178" style:font-name="Consolas" style:font-name-asian="ＭＳ Ｐゴシック" style:font-name-complex="ＭＳ Ｐゴシック"/>
    </style:style>
    <style:style style:name="T57" style:family="text">
      <style:text-properties fo:color="#ce9178" style:font-name="Droid Sans Mono" fo:font-size="10.5pt" fo:font-weight="normal" fo:background-color="#1e1e1e" loext:char-shading-value="0"/>
    </style:style>
    <style:style style:name="T58" style:family="text">
      <style:text-properties fo:color="#ce9178" style:font-name="Droid Sans Mono" fo:font-weight="normal"/>
    </style:style>
    <style:style style:name="T59" style:family="text">
      <style:text-properties fo:color="#ce9178" style:font-name="Droid Sans Mono" fo:font-weight="normal" fo:background-color="#1e1e1e" loext:char-shading-value="0"/>
    </style:style>
    <style:style style:name="T60" style:family="text">
      <style:text-properties fo:color="#dcdcaa"/>
    </style:style>
    <style:style style:name="T61" style:family="text">
      <style:text-properties fo:color="#dcdcaa" style:font-name="Consolas" fo:font-size="8pt" style:font-name-asian="ＭＳ Ｐゴシック" style:font-size-asian="8pt" style:font-name-complex="ＭＳ Ｐゴシック" style:font-size-complex="8pt"/>
    </style:style>
    <style:style style:name="T62" style:family="text">
      <style:text-properties fo:color="#dcdcaa" style:font-name="Consolas" fo:font-size="8pt" officeooo:rsid="000a8dd8" style:font-name-asian="ＭＳ Ｐゴシック" style:font-size-asian="8pt" style:font-name-complex="ＭＳ Ｐゴシック" style:font-size-complex="8pt"/>
    </style:style>
    <style:style style:name="T63" style:family="text">
      <style:text-properties fo:color="#dcdcaa" style:font-name="Consolas" fo:font-size="8pt" fo:font-weight="normal" fo:background-color="#1e1e1e" loext:char-shading-value="0" style:font-name-asian="ＭＳ Ｐゴシック" style:font-size-asian="8pt" style:font-name-complex="ＭＳ Ｐゴシック" style:font-size-complex="8pt"/>
    </style:style>
    <style:style style:name="T64" style:family="text">
      <style:text-properties fo:color="#dcdcaa" style:font-name="Droid Sans Mono" fo:font-weight="normal"/>
    </style:style>
    <style:style style:name="T65" style:family="text">
      <style:text-properties fo:color="#4ec9b0"/>
    </style:style>
    <style:style style:name="T66" style:family="text">
      <style:text-properties fo:color="#4ec9b0" style:font-name="Consolas" fo:font-size="8pt" fo:font-weight="normal" fo:background-color="#1e1e1e" loext:char-shading-value="0" style:font-name-asian="ＭＳ Ｐゴシック" style:font-size-asian="8pt" style:font-name-complex="ＭＳ Ｐゴシック" style:font-size-complex="8pt"/>
    </style:style>
    <style:style style:name="T67" style:family="text">
      <style:text-properties fo:color="#4ec9b0" style:font-name="Consolas" style:font-name-asian="ＭＳ Ｐゴシック" style:font-name-complex="ＭＳ Ｐゴシック"/>
    </style:style>
    <style:style style:name="T68" style:family="text">
      <style:text-properties fo:color="#4ec9b0" style:font-name="Droid Sans Mono" fo:font-weight="normal" fo:background-color="#1e1e1e" loext:char-shading-value="0"/>
    </style:style>
    <style:style style:name="T69" style:family="text">
      <style:text-properties fo:color="#4ec9b0" style:font-name="Droid Sans Mono" fo:font-size="8pt" fo:font-weight="normal" fo:background-color="#1e1e1e" loext:char-shading-value="0" style:font-size-asian="8pt" style:font-size-complex="8pt"/>
    </style:style>
    <style:style style:name="T70" style:family="text">
      <style:text-properties fo:color="#4ec9b0" officeooo:rsid="000d5159"/>
    </style:style>
    <style:style style:name="T71" style:family="text">
      <style:text-properties fo:color="#b5cea8" style:font-name="Consolas" fo:font-size="8pt" style:font-name-asian="ＭＳ Ｐゴシック" style:font-size-asian="8pt" style:font-name-complex="ＭＳ Ｐゴシック" style:font-size-complex="8pt"/>
    </style:style>
    <style:style style:name="T72" style:family="text">
      <style:text-properties fo:color="#4fc1ff"/>
    </style:style>
    <style:style style:name="T73" style:family="text">
      <style:text-properties fo:color="#4fc1ff" style:font-name="Consolas" fo:font-size="8pt" style:font-name-asian="ＭＳ Ｐゴシック" style:font-size-asian="8pt" style:font-name-complex="ＭＳ Ｐゴシック" style:font-size-complex="8pt"/>
    </style:style>
    <style:style style:name="T74" style:family="text">
      <style:text-properties fo:color="#4fc1ff" style:font-name="Consolas" fo:font-size="8pt" fo:font-weight="normal" fo:background-color="#1e1e1e" loext:char-shading-value="0" style:font-name-asian="ＭＳ Ｐゴシック" style:font-size-asian="8pt" style:font-name-complex="ＭＳ Ｐゴシック" style:font-size-complex="8pt"/>
    </style:style>
    <style:style style:name="T75" style:family="text">
      <style:text-properties fo:color="#4fc1ff" style:font-name="Consolas" style:font-name-asian="ＭＳ Ｐゴシック" style:font-name-complex="ＭＳ Ｐゴシック"/>
    </style:style>
    <style:style style:name="T76" style:family="text">
      <style:text-properties fo:color="#4fc1ff" style:font-name="Droid Sans Mono" fo:font-weight="normal"/>
    </style:style>
    <style:style style:name="T77" style:family="text">
      <style:text-properties fo:color="#4fc1ff" style:font-name="Droid Sans Mono" fo:font-weight="normal" fo:background-color="#1e1e1e" loext:char-shading-value="0"/>
    </style:style>
    <style:style style:name="T78" style:family="text">
      <style:text-properties fo:color="#c586c0"/>
    </style:style>
    <style:style style:name="T79" style:family="text">
      <style:text-properties fo:color="#c586c0" style:font-name="Consolas" fo:font-size="8pt" style:font-name-asian="ＭＳ Ｐゴシック" style:font-size-asian="8pt" style:font-name-complex="ＭＳ Ｐゴシック" style:font-size-complex="8pt"/>
    </style:style>
    <style:style style:name="T80" style:family="text">
      <style:text-properties fo:color="#c586c0" style:font-name="Consolas" style:font-name-asian="ＭＳ Ｐゴシック" style:font-name-complex="ＭＳ Ｐゴシック"/>
    </style:style>
    <style:style style:name="T81" style:family="text">
      <style:text-properties fo:color="#c586c0" style:font-name="Droid Sans Mono" fo:font-size="10.5pt" fo:font-weight="normal" fo:background-color="#1e1e1e" loext:char-shading-value="0"/>
    </style:style>
    <style:style style:name="T82" style:family="text">
      <style:text-properties fo:color="#c586c0" style:font-name="Droid Sans Mono" fo:font-weight="normal" fo:background-color="#1e1e1e" loext:char-shading-value="0"/>
    </style:style>
    <style:style style:name="T83" style:family="text">
      <style:text-properties officeooo:rsid="0008f379"/>
    </style:style>
    <style:style style:name="T84" style:family="text">
      <style:text-properties style:font-name="Calibri Light" fo:font-size="16pt" officeooo:rsid="0008f379" style:font-name-asian="ＭＳ ゴシック" style:font-size-asian="16pt" style:font-name-complex="Times New Roman" style:font-size-complex="16pt"/>
    </style:style>
    <style:style style:name="T85" style:family="text">
      <style:text-properties style:font-name="Calibri Light" fo:font-size="18pt" style:text-underline-style="solid" style:text-underline-width="auto" style:text-underline-color="font-color" officeooo:rsid="000d5159" style:font-name-asian="游ゴシック Light" style:font-size-asian="18pt" style:font-name-complex="Times New Roman" style:font-size-complex="18pt"/>
    </style:style>
    <style:style style:name="T86" style:family="text">
      <style:text-properties style:font-name="Consolas" style:font-name-asian="ＭＳ Ｐゴシック" style:font-name-complex="ＭＳ Ｐゴシック"/>
    </style:style>
    <style:style style:name="T87" style:family="text">
      <style:text-properties style:font-name="Consolas" fo:font-size="8pt" style:font-name-asian="ＭＳ Ｐゴシック" style:font-size-asian="8pt" style:font-name-complex="ＭＳ Ｐゴシック" style:font-size-complex="8pt"/>
    </style:style>
    <style:style style:name="T88" style:family="text">
      <style:text-properties style:font-name="Consolas" fo:font-size="8pt" officeooo:rsid="000a8dd8" style:font-name-asian="ＭＳ Ｐゴシック" style:font-size-asian="8pt" style:font-name-complex="ＭＳ Ｐゴシック" style:font-size-complex="8pt"/>
    </style:style>
    <style:style style:name="T89" style:family="text">
      <style:text-properties fo:font-size="8pt" style:font-size-asian="8pt" style:font-size-complex="8pt"/>
    </style:style>
    <style:style style:name="T90" style:family="text">
      <style:text-properties officeooo:rsid="000c2a59"/>
    </style:style>
    <style:style style:name="T91" style:family="text">
      <style:text-properties officeooo:rsid="000e14bd"/>
    </style:style>
    <style:style style:name="T92" style:family="text">
      <style:text-properties fo:font-size="14pt" officeooo:rsid="000e14bd" style:font-size-asian="14pt" style:font-size-complex="14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<text:span text:style-name="T84">React</text:span><text:bookmark-start text:name="_Toc49333321"/> Summary<text:bookmark-end text:name="_Toc49333321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TOC_20_Heading">Contents</text:p>
          </text:index-title>
          <text:p text:style-name="P1"><text:span text:style-name="T83">React</text:span><text:a xlink:type="simple" xlink:href="#_Toc49333321" text:style-name="Index_20_Link" text:visited-style-name="Index_20_Link"> Summary</text:a><text:a xlink:type="simple" xlink:href="#_Toc49333321" text:style-name="Index_20_Link" text:visited-style-name="Index_20_Link"><text:span text:style-name="T1"><text:tab/>1</text:span></text:a></text:p>
          <text:p text:style-name="P1"><text:a xlink:type="simple" xlink:href="#_Toc49333322" text:style-name="Index_20_Link" text:visited-style-name="Index_20_Link">CLI</text:a><text:a xlink:type="simple" xlink:href="#_Toc49333322" text:style-name="Index_20_Link" text:visited-style-name="Index_20_Link"><text:span text:style-name="T1"><text:tab/>1</text:span></text:a></text:p>
          <text:p text:style-name="P1"><text:a xlink:type="simple" xlink:href="#_Toc49333323" text:style-name="Index_20_Link" text:visited-style-name="Index_20_Link">View Basics</text:a><text:a xlink:type="simple" xlink:href="#_Toc49333323" text:style-name="Index_20_Link" text:visited-style-name="Index_20_Link"><text:span text:style-name="T1"><text:tab/>1</text:span></text:a></text:p>
          <text:p text:style-name="P1"><text:a xlink:type="simple" xlink:href="#_Toc49333324" text:style-name="Index_20_Link" text:visited-style-name="Index_20_Link">HTTP:</text:a><text:a xlink:type="simple" xlink:href="#_Toc49333324" text:style-name="Index_20_Link" text:visited-style-name="Index_20_Link"><text:span text:style-name="T1"><text:tab/>2</text:span></text:a></text:p>
          <text:p text:style-name="P1"><text:a xlink:type="simple" xlink:href="#_Toc49333325" text:style-name="Index_20_Link" text:visited-style-name="Index_20_Link">Routing:</text:a><text:a xlink:type="simple" xlink:href="#_Toc49333325" text:style-name="Index_20_Link" text:visited-style-name="Index_20_Link"><text:span text:style-name="T1"><text:tab/>2</text:span></text:a></text:p>
          <text:p text:style-name="P1"><text:a xlink:type="simple" xlink:href="#_Toc49333326" text:style-name="Index_20_Link" text:visited-style-name="Index_20_Link">Send Data to Route:</text:a><text:a xlink:type="simple" xlink:href="#_Toc49333326" text:style-name="Index_20_Link" text:visited-style-name="Index_20_Link"><text:span text:style-name="T1"><text:tab/>3</text:span></text:a></text:p>
          <text:p text:style-name="P1"><text:a xlink:type="simple" xlink:href="#_Toc49333327" text:style-name="Index_20_Link" text:visited-style-name="Index_20_Link">Validation:</text:a><text:a xlink:type="simple" xlink:href="#_Toc49333327" text:style-name="Index_20_Link" text:visited-style-name="Index_20_Link"><text:span text:style-name="T1"><text:tab/>4</text:span></text:a></text:p>
          <text:p text:style-name="P1"><text:a xlink:type="simple" xlink:href="#_Toc49333328" text:style-name="Index_20_Link" text:visited-style-name="Index_20_Link">Error Handling:</text:a><text:a xlink:type="simple" xlink:href="#_Toc49333328" text:style-name="Index_20_Link" text:visited-style-name="Index_20_Link"><text:span text:style-name="T1"><text:tab/>7</text:span></text:a></text:p>
          <text:p text:style-name="P1"><text:a xlink:type="simple" xlink:href="#_Toc49333329" text:style-name="Index_20_Link" text:visited-style-name="Index_20_Link">File Upload:</text:a><text:a xlink:type="simple" xlink:href="#_Toc49333329" text:style-name="Index_20_Link" text:visited-style-name="Index_20_Link"><text:span text:style-name="T1"><text:tab/>8</text:span></text:a></text:p>
          <text:p text:style-name="P1"><text:span text:style-name="T83">Context</text:span><text:a xlink:type="simple" xlink:href="#_Toc49333330" text:style-name="Index_20_Link" text:visited-style-name="Index_20_Link">:</text:a><text:a xlink:type="simple" xlink:href="#_Toc49333330" text:style-name="Index_20_Link" text:visited-style-name="Index_20_Link"><text:span text:style-name="T1"><text:tab/>9</text:span></text:a></text:p>
          <text:p text:style-name="P1"><text:a xlink:type="simple" xlink:href="#_Toc49333331" text:style-name="Index_20_Link" text:visited-style-name="Index_20_Link">Libraries</text:a><text:a xlink:type="simple" xlink:href="#_Toc49333331" text:style-name="Index_20_Link" text:visited-style-name="Index_20_Link"><text:span text:style-name="T1"><text:tab/>11</text:span></text:a></text:p>
          <text:p text:style-name="Standard"><text:s/></text:p>
        </text:index-body>
      </text:table-of-content>
      <text:h text:style-name="Heading_20_1" text:outline-level="1"><text:bookmark-start text:name="_Ref49331419"/><text:bookmark-start text:name="_Toc49333322"/><text:span text:style-name="T3">CLI</text:span><text:bookmark-end text:name="_Ref49331419"/><text:bookmark-end text:name="_Toc49333322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New project</text:p>
          </table:table-cell>
          <table:table-cell table:style-name="Table1.A1" office:value-type="string">
            <text:p text:style-name="P6"><text:span text:style-name="T4">n</text:span><text:span text:style-name="T5">px create-react-app</text:span><text:span text:style-name="T4"> &lt;app title&gt;</text:span></text:p>
          </table:table-cell>
        </table:table-row>
        <table:table-row table:style-name="Table1.1">
          <table:table-cell table:style-name="Table1.A1" office:value-type="string">
            <text:p text:style-name="P6">Serve</text:p>
          </table:table-cell>
          <table:table-cell table:style-name="Table1.A1" office:value-type="string">
            <text:p text:style-name="P6"><text:span text:style-name="T4">n</text:span><text:span text:style-name="T5">pm start</text:span></text:p>
          </table:table-cell>
        </table:table-row>
      </table:table>
      <text:p text:style-name="Standard"/>
      <text:h text:style-name="Heading_20_1" text:outline-level="1"><text:bookmark-start text:name="_Ref49331423"/><text:bookmark-start text:name="_Toc49333323"/><text:span text:style-name="T3">View Basics</text:span><text:bookmark-end text:name="_Ref49331423"/><text:bookmark-end text:name="_Toc49333323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Loop</text:p>
          </table:table-cell>
          <table:table-cell table:style-name="Table2.A1" office:value-type="string">
            <text:p text:style-name="P22"><text:span text:style-name="T7">{arr &amp;&amp; arr.map(item =&gt; (...)}</text:span></text:p>
          </table:table-cell>
        </table:table-row>
        <table:table-row table:style-name="Table2.1">
          <table:table-cell table:style-name="Table2.A1" office:value-type="string">
            <text:p text:style-name="P6">If</text:p>
          </table:table-cell>
          <table:table-cell table:style-name="Table2.A1" office:value-type="string">
            <text:p text:style-name="P22"><text:span text:style-name="T7">{bool &amp;&amp; (...)}</text:span></text:p>
          </table:table-cell>
        </table:table-row>
        <table:table-row table:style-name="Table2.1">
          <table:table-cell table:style-name="Table2.A1" office:value-type="string">
            <text:p text:style-name="P23">Passing Variables</text:p>
          </table:table-cell>
          <table:table-cell table:style-name="Table2.A1" office:value-type="string">
            <text:p text:style-name="P6">Sender HTML:</text:p>
            <text:p text:style-name="P15">&lt;AComponent item={item} /&gt;</text:p>
            <text:p text:style-name="P6">Receiver TS:</text:p>
            <text:p text:style-name="P22"><text:span text:style-name="T7">function AComponent({item})</text:span></text:p>
          </table:table-cell>
        </table:table-row>
        <table:table-row table:style-name="Table2.1">
          <table:table-cell table:style-name="Table2.A1" office:value-type="string">
            <text:p text:style-name="P6">Listeners</text:p>
          </table:table-cell>
          <table:table-cell table:style-name="Table2.A1" office:value-type="string">
            <text:p text:style-name="P10"><text:span text:style-name="T11">onClick</text:span><text:span text:style-name="T10">=</text:span><text:span text:style-name="T11">{...}</text:span></text:p>
            <text:p text:style-name="P10"><text:span text:style-name="T8">onChange</text:span><text:span text:style-name="T7">=</text:span><text:span text:style-name="T8">{ev =&gt; {ev.target.value}}</text:span></text:p>
          </table:table-cell>
        </table:table-row>
        <table:table-row table:style-name="Table2.1">
          <table:table-cell table:style-name="Table2.A1" office:value-type="string">
            <text:p text:style-name="P23">Hooks</text:p>
          </table:table-cell>
          <table:table-cell table:style-name="Table2.B5" office:value-type="string">
            <text:p text:style-name="P11"><text:span text:style-name="T8">import React, { useState, useEffect, useContext }</text:span></text:p>
            <text:p text:style-name="P10"><text:span text:style-name="T7">…</text:span></text:p>
            <text:p text:style-name="P22"><text:span text:style-name="T7">const [num, setNum] = useState(10);</text:span></text:p>
            <text:p text:style-name="P22"><text:span text:style-name="T7">const { user, setUser } = useContext(UserContext);</text:span></text:p>
            <text:p text:style-name="P22"><text:span text:style-name="T7"/></text:p>
            <text:p text:style-name="P22"><text:soft-page-break/><text:span text:style-name="T7">useEffect(() =&gt; {</text:span></text:p>
            <text:p text:style-name="P22"><text:span text:style-name="T7"><text:s text:c="4"/>...</text:span></text:p>
            <text:p text:style-name="P22"><text:span text:style-name="T7">}, []);</text:span></text:p>
          </table:table-cell>
        </table:table-row>
      </table:table>
      <text:p text:style-name="Standard"/>
      <text:h text:style-name="Heading_20_1" text:outline-level="1"><text:bookmark-start text:name="_Ref49331427"/><text:bookmark-start text:name="_Toc49333324"/><text:bookmark-start text:name="_Ref49331429"/><text:span text:style-name="T3">HTTP:</text:span><text:bookmark-end text:name="_Ref49331427"/><text:bookmark-end text:name="_Toc49333324"/><text:bookmark-end text:name="_Ref49331429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Setup</text:p>
          </table:table-cell>
          <table:table-cell table:style-name="Table3.A1" office:value-type="string">
            <text:p text:style-name="P6">In app.module.ts:</text:p>
            <text:p text:style-name="P10"><text:span text:style-name="T7">import { HttpClientModule } from '@angular/common/http';</text:span></text:p>
            <text:p text:style-name="P14"/>
            <text:p text:style-name="P10"><text:span text:style-name="T7">imports: [</text:span></text:p>
            <text:p text:style-name="P10"><text:span text:style-name="T7">    HttpClientModule</text:span></text:p>
            <text:p text:style-name="P10"><text:span text:style-name="T7">]</text:span></text:p>
          </table:table-cell>
        </table:table-row>
        <table:table-row table:style-name="Table3.1">
          <table:table-cell table:style-name="Table3.A1" office:value-type="string">
            <text:p text:style-name="P6">How to use</text:p>
          </table:table-cell>
          <table:table-cell table:style-name="Table3.A1" office:value-type="string">
            <text:p text:style-name="P29"><text:span text:style-name="T15">import </text:span><text:span text:style-name="T16">axios from ‘axios’;</text:span></text:p>
            <text:p text:style-name="P29"><text:span text:style-name="T15">        </text:span></text:p>
            <text:p text:style-name="P21"><text:span text:style-name="T33">const</text:span><text:span text:style-name="T86"> </text:span><text:span text:style-name="T75">headers</text:span><text:span text:style-name="T86"> = {</text:span></text:p>
            <text:p text:style-name="P20"><text:span text:style-name="T51"><text:s text:c="4"/>'Content-Type'</text:span><text:span text:style-name="T44">:</text:span> <text:span text:style-name="T51">'application/json'</text:span></text:p>
            <text:p text:style-name="P20">}</text:p>
            <text:p text:style-name="P28"><text:span text:style-name="T76">axios</text:span><text:span text:style-name="T18">.</text:span><text:span text:style-name="T64">post</text:span><text:span text:style-name="T18">(</text:span><text:span text:style-name="T58">`</text:span><text:span text:style-name="T34">${</text:span><text:span text:style-name="T49">config</text:span><text:span text:style-name="T18">.</text:span><text:span text:style-name="T49">apiUrl</text:span><text:span text:style-name="T34">}</text:span><text:span text:style-name="T58">/api/movies/getTrending`</text:span><text:span text:style-name="T18">, { </text:span><text:span text:style-name="T49">span</text:span><text:span text:style-name="T18">, </text:span><text:span text:style-name="T49">pageNum</text:span><text:span text:style-name="T18">, </text:span><text:span text:style-name="T49">pageSize</text:span><text:span text:style-name="T18"> }, { </text:span><text:span text:style-name="T49">headers</text:span><text:span text:style-name="T18"> }).</text:span><text:span text:style-name="T20">then(response =&gt; {…}).catch(err =&gt; {...})</text:span><text:span text:style-name="T18">;</text:span></text:p>
          </table:table-cell>
        </table:table-row>
      </table:table>
      <text:p text:style-name="Standard"/>
      <text:h text:style-name="Heading_20_1" text:outline-level="1"><text:bookmark-start text:name="_Toc49333325"/><text:span text:style-name="T3">Routing:</text:span><text:bookmark-end text:name="_Toc49333325"/></text:h>
      <text:p text:style-name="Standard">Setup in <text:span text:style-name="T36">App.js</text:span>:</text:p>
      <text:p text:style-name="P19"><text:span text:style-name="T25">&lt;</text:span><text:span text:style-name="T67">Router</text:span><text:span text:style-name="T25">&gt;</text:span></text:p>
      <text:p text:style-name="P18"><text:span text:style-name="T21"><text:s/><text:tab/>&lt;</text:span><text:span text:style-name="T65">Header</text:span> <text:span text:style-name="T21">/&gt;</text:span></text:p>
      <text:p text:style-name="P18"><text:span text:style-name="T21"><text:s/><text:tab/>&lt;</text:span><text:span text:style-name="T65">Switch</text:span><text:span text:style-name="T21">&gt;</text:span></text:p>
      <text:p text:style-name="P18"><text:span text:style-name="T21"><text:s/><text:tab/><text:tab/>&lt;</text:span><text:span text:style-name="T65">Route</text:span> <text:span text:style-name="T44">path</text:span>=<text:span text:style-name="T51">"/"</text:span> <text:span text:style-name="T44">exact</text:span> <text:span text:style-name="T44">component</text:span>=<text:span text:style-name="T29">{</text:span><text:span text:style-name="T60">Homepage</text:span><text:span text:style-name="T29">}</text:span> <text:span text:style-name="T21">/&gt;</text:span></text:p>
      <text:p text:style-name="P18"><text:span text:style-name="T21"><text:s/><text:tab/><text:tab/>&lt;</text:span><text:span text:style-name="T65">Route</text:span> <text:span text:style-name="T44">path</text:span>=<text:span text:style-name="T51">"/login"</text:span> <text:span text:style-name="T44">component</text:span>=<text:span text:style-name="T29">{</text:span><text:span text:style-name="T60">Login</text:span><text:span text:style-name="T29">}</text:span> <text:span text:style-name="T21">/&gt;</text:span></text:p>
      <text:p text:style-name="P18"><text:span text:style-name="T21"><text:s/><text:tab/><text:tab/>&lt;</text:span><text:span text:style-name="T65">Route</text:span> <text:span text:style-name="T44">path</text:span>=<text:span text:style-name="T51">"/register"</text:span> <text:span text:style-name="T44">component</text:span>=<text:span text:style-name="T29">{</text:span><text:span text:style-name="T60">Register</text:span><text:span text:style-name="T29">}</text:span> <text:span text:style-name="T21">/&gt;</text:span></text:p>
      <text:p text:style-name="P18"><text:span text:style-name="T21"><text:s/><text:tab/><text:tab/>&lt;</text:span><text:span text:style-name="T65">Route</text:span> <text:span text:style-name="T44">path</text:span>=<text:span text:style-name="T51">"/browse"</text:span> <text:span text:style-name="T44">exact</text:span> <text:span text:style-name="T44">component</text:span>=<text:span text:style-name="T29">{</text:span><text:span text:style-name="T60">Browse</text:span><text:span text:style-name="T29">}</text:span> <text:span text:style-name="T21">/&gt;</text:span></text:p>
      <text:p text:style-name="P18"><text:span text:style-name="T21"><text:s/><text:tab/><text:tab/>&lt;</text:span><text:span text:style-name="T65">Route</text:span> <text:span text:style-name="T44">path</text:span>=<text:span text:style-name="T51">"/browse/:tag"</text:span> <text:span text:style-name="T44">component</text:span>=<text:span text:style-name="T29">{</text:span><text:span text:style-name="T60">TagPage</text:span><text:span text:style-name="T29">}</text:span> <text:span text:style-name="T21">/&gt;</text:span></text:p>
      <text:p text:style-name="P18"><text:span text:style-name="T21"><text:s/><text:tab/><text:tab/>&lt;</text:span><text:span text:style-name="T65">Route</text:span> <text:span text:style-name="T44">path</text:span>=<text:span text:style-name="T51">"/movie/:id"</text:span> <text:span text:style-name="T44">component</text:span>=<text:span text:style-name="T29">{</text:span><text:span text:style-name="T60">Watch</text:span><text:span text:style-name="T29">}</text:span> <text:span text:style-name="T21">/&gt;</text:span></text:p>
      <text:p text:style-name="P18"><text:span text:style-name="T21"><text:s/><text:tab/><text:tab/>&lt;</text:span><text:span text:style-name="T65">Route</text:span> <text:span text:style-name="T44">path</text:span>=<text:span text:style-name="T51">"/admin-panel"</text:span> <text:span text:style-name="T44">exact</text:span> <text:span text:style-name="T44">component</text:span>=<text:span text:style-name="T29">{</text:span><text:span text:style-name="T60">AdminPanel</text:span><text:span text:style-name="T29">}</text:span> <text:span text:style-name="T21">/&gt;</text:span></text:p>
      <text:p text:style-name="P18"><text:span text:style-name="T21"><text:tab/> <text:s/><text:tab/><text:tab/>&lt;</text:span><text:span text:style-name="T65">Route</text:span> <text:span text:style-name="T44">path</text:span>=<text:span text:style-name="T51">"/"</text:span> <text:span text:style-name="T44">component</text:span>=<text:span text:style-name="T29">{</text:span><text:span text:style-name="T60">NotFound</text:span><text:span text:style-name="T29">}</text:span> <text:span text:style-name="T21">/&gt;</text:span></text:p>
      <text:p text:style-name="P18"><text:span text:style-name="T21"><text:tab/><text:tab/> <text:tab/>&lt;/</text:span><text:span text:style-name="T65">Switch</text:span><text:span text:style-name="T21">&gt;</text:span></text:p>
      <text:p text:style-name="P18"><text:span text:style-name="T21"><text:s/><text:tab/>&lt;</text:span><text:span text:style-name="T65">Footer</text:span> <text:span text:style-name="T21">/&gt;</text:span></text:p>
      <text:p text:style-name="P6"><text:span text:style-name="T27">&lt;/</text:span><text:span text:style-name="T69">Router</text:span><text:span text:style-name="T27">&gt;</text:span></text:p>
      <text:p text:style-name="P6"><text:span text:style-name="T27"/></text:p>
      <text:p text:style-name="Standard">How to use:</text:p>
      <text:p text:style-name="P9"><text:span text:style-name="T81">import</text:span><text:span text:style-name="T17"> { </text:span><text:span text:style-name="T48">Link</text:span><text:span text:style-name="T17">, </text:span><text:span text:style-name="T48">useHistory</text:span><text:span text:style-name="T17"> } </text:span><text:span text:style-name="T81">from</text:span><text:span text:style-name="T17"> </text:span><text:span text:style-name="T57">'react-router-dom'</text:span><text:span text:style-name="T17">;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In HTML</text:p>
          </table:table-cell>
          <table:table-cell table:style-name="Table4.A1" office:value-type="string">
            <text:p text:style-name="P12"><text:span text:style-name="T24">&lt;</text:span><text:span text:style-name="T66">Link</text:span><text:span text:style-name="T12"> </text:span><text:span text:style-name="T46">to</text:span><text:span text:style-name="T12">=</text:span><text:span text:style-name="T54">"/login"</text:span><text:span text:style-name="T24">&gt;</text:span><text:span text:style-name="T54">...</text:span><text:span text:style-name="T24">&lt;/</text:span><text:span text:style-name="T66">Link</text:span><text:span text:style-name="T24">&gt;</text:span></text:p>
          </table:table-cell>
        </table:table-row>
        <table:table-row table:style-name="Table4.1">
          <table:table-cell table:style-name="Table4.A1" office:value-type="string">
            <text:p text:style-name="P6">In TS</text:p>
          </table:table-cell>
          <table:table-cell table:style-name="Table4.A1" office:value-type="string">
            <text:p text:style-name="P16"><text:span text:style-name="T30">const</text:span><text:span text:style-name="T87"> </text:span><text:span text:style-name="T73">history</text:span><text:span text:style-name="T87"> = </text:span><text:span text:style-name="T61">useHistory</text:span><text:span text:style-name="T87">();</text:span></text:p>
            <text:p text:style-name="P17"><text:span text:style-name="T73">history. </text:span><text:span text:style-name="T62">push</text:span><text:span text:style-name="T88">(‘/login’);</text:span></text:p>
          </table:table-cell>
        </table:table-row>
      </table:table>
      <text:p text:style-name="Standard"><text:span text:style-name="T13"/></text:p>
      <text:p text:style-name="Standard"/>
      <text:h text:style-name="Heading_20_1" text:outline-level="1"><text:bookmark-start text:name="_Toc49333326"/><text:span text:style-name="T3">Send Data to Route:</text:span><text:bookmark-end text:name="_Toc49333326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Define</text:p>
          </table:table-cell>
          <table:table-cell table:style-name="Table5.A1" office:value-type="string">
            <text:p text:style-name="P7"><text:span text:style-name="T24">&lt;</text:span><text:span text:style-name="T66">Route</text:span><text:span text:style-name="T12"> </text:span><text:span text:style-name="T46">path</text:span><text:span text:style-name="T12">=</text:span><text:span text:style-name="T54">"/movie/:id"</text:span><text:span text:style-name="T12"> </text:span><text:span text:style-name="T46">component</text:span><text:span text:style-name="T12">=</text:span><text:span text:style-name="T32">{</text:span><text:span text:style-name="T63">Watch</text:span><text:span text:style-name="T32">}</text:span><text:span text:style-name="T12"> </text:span><text:span text:style-name="T24">/&gt;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6">Send</text:p>
          </table:table-cell>
          <table:table-cell table:style-name="Table5.A1" office:value-type="string">
            <text:p text:style-name="P12"><text:span text:style-name="T24">&lt;</text:span><text:span text:style-name="T66">Link</text:span><text:span text:style-name="T12"> </text:span><text:span text:style-name="T46">to</text:span><text:span text:style-name="T12">=</text:span><text:span text:style-name="T54">"/</text:span><text:span text:style-name="T55">movie/3</text:span><text:span text:style-name="T54">"</text:span><text:span text:style-name="T24">&gt;</text:span><text:span text:style-name="T54">...</text:span><text:span text:style-name="T24">&lt;/</text:span><text:span text:style-name="T66">Link</text:span><text:span text:style-name="T24">&gt;</text:span></text:p>
            <text:p text:style-name="P17"><text:span text:style-name="T73">history. </text:span><text:span text:style-name="T62">push</text:span><text:span text:style-name="T88">(‘</text:span><text:span text:style-name="T53">/movie/3</text:span><text:span text:style-name="T88">’);</text:span></text:p>
          </table:table-cell>
        </table:table-row>
        <table:table-row table:style-name="Table5.1">
          <table:table-cell table:style-name="Table5.A1" office:value-type="string">
            <text:p text:style-name="P6">Receive</text:p>
          </table:table-cell>
          <table:table-cell table:style-name="Table5.A1" office:value-type="string">
            <text:p text:style-name="P16"><text:span text:style-name="T79">import</text:span><text:span text:style-name="T87"> { </text:span><text:span text:style-name="T45">useParams</text:span><text:span text:style-name="T87"> } </text:span><text:span text:style-name="T79">from</text:span><text:span text:style-name="T87"> </text:span><text:span text:style-name="T52">'react-router-dom'</text:span><text:span text:style-name="T87">;</text:span></text:p>
            <text:p text:style-name="P10"><text:span text:style-name="T7">…</text:span></text:p>
            <text:p text:style-name="P10"><text:span text:style-name="T32">const</text:span><text:span text:style-name="T12"> { </text:span><text:span text:style-name="T74">id</text:span><text:span text:style-name="T12"> } = </text:span><text:span text:style-name="T63">useParams</text:span><text:span text:style-name="T12">(</text:span><text:span text:style-name="T32">null</text:span><text:span text:style-name="T12">);</text:span></text:p>
          </table:table-cell>
        </table:table-row>
      </table:table>
      <text:p text:style-name="Standard"/>
      <text:h text:style-name="Heading_20_1" text:outline-level="1"><text:bookmark-start text:name="_Toc49333327"/><text:span text:style-name="T3">Validation:</text:span><text:bookmark-end text:name="_Toc49333327"/></text:h>
      <text:p text:style-name="Standard"><text:span text:style-name="T40">Template Driven Validation:</text:span></text:p>
      <text:p text:style-name="P16"><text:span text:style-name="T79">import</text:span><text:span text:style-name="T87"> { </text:span><text:span text:style-name="T45">useForm</text:span><text:span text:style-name="T87"> } </text:span><text:span text:style-name="T79">from</text:span><text:span text:style-name="T87"> </text:span><text:span text:style-name="T52">"react-hook-form"</text:span><text:span text:style-name="T87">;</text:span></text:p>
      <text:p text:style-name="P10"><text:span text:style-name="T7">…</text:span></text:p>
      <text:p text:style-name="P16"><text:span text:style-name="T30">const</text:span><text:span text:style-name="T87"> { </text:span><text:span text:style-name="T61">handleSubmit</text:span><text:span text:style-name="T87">, </text:span><text:span text:style-name="T61">register</text:span><text:span text:style-name="T87">, </text:span><text:span text:style-name="T73">errors</text:span><text:span text:style-name="T87"> } = </text:span><text:span text:style-name="T61">useForm</text:span><text:span text:style-name="T87">({</text:span><text:span text:style-name="T45">mode:</text:span><text:span text:style-name="T87"> </text:span><text:span text:style-name="T52">'onBlur'</text:span><text:span text:style-name="T87">, </text:span><text:span text:style-name="T45">reValidateMode:</text:span><text:span text:style-name="T87"> </text:span><text:span text:style-name="T52">'onChange'</text:span><text:span text:style-name="T87">});</text:span></text:p>
      <text:p text:style-name="P10"><text:span text:style-name="T7"/></text:p>
      <text:p text:style-name="P24">const onSubmit = values =&gt; {</text:p>
      <text:p text:style-name="P24"><text:s text:c="8"/>setIsLoading(true);</text:p>
      <text:p text:style-name="P24"><text:s text:c="8"/>UserService.register(values.username, values.email, values.password).then(response =&gt; {</text:p>
      <text:p text:style-name="P24"><text:s text:c="12"/>setIsLoading(false);</text:p>
      <text:p text:style-name="P24"><text:s text:c="12"/>history.push('/login');</text:p>
      <text:p text:style-name="P24"><text:s text:c="8"/>}).catch(err =&gt; {</text:p>
      <text:p text:style-name="P24"><text:s text:c="12"/>setIsLoading(false);</text:p>
      <text:p text:style-name="P24"><text:s text:c="12"/>console.error(err);</text:p>
      <text:p text:style-name="P24"><text:s text:c="12"/>if(err.response) setError(err.response.data.message);</text:p>
      <text:p text:style-name="P24"><text:s text:c="12"/>else if(err.request) setError(err.error.message);</text:p>
      <text:p text:style-name="P24"><text:s text:c="8"/>});</text:p>
      <text:p text:style-name="P24"><text:s text:c="4"/>}</text:p>
      <text:p text:style-name="P24"/>
      <text:p text:style-name="P24">…</text:p>
      <text:p text:style-name="P24"/>
      <text:p text:style-name="P24">&lt;form onSubmit={handleSubmit(onSubmit)} className="register-form"&gt;</text:p>
      <text:p text:style-name="P24"><text:s text:c="4"/>&lt;input</text:p>
      <text:p text:style-name="P24"><text:s text:c="8"/>name="username"</text:p>
      <text:p text:style-name="P24"><text:s text:c="8"/>placeholder="Username"</text:p>
      <text:p text:style-name="P24"><text:s text:c="8"/>ref={register({</text:p>
      <text:p text:style-name="P24"><text:s text:c="12"/>required: "username required",</text:p>
      <text:p text:style-name="P24"><text:s text:c="12"/>minLength: 3,</text:p>
      <text:p text:style-name="P24"><text:s text:c="12"/>// pattern: {</text:p>
      <text:p text:style-name="P24"><text:s text:c="12"/>// <text:s text:c="4"/>value: /^[A-Z0-9._%+-]+@[A-Z0-9.-]+\.[A-Z]{2,}$/i,</text:p>
      <text:p text:style-name="P24"><text:s text:c="12"/>// <text:s text:c="4"/>message: "invalid email address"</text:p>
      <text:p text:style-name="P24"><text:s text:c="12"/>// }</text:p>
      <text:p text:style-name="P24"><text:s text:c="8"/>})}</text:p>
      <text:p text:style-name="P24"><text:s text:c="4"/>/&gt;</text:p>
      <text:p text:style-name="P24"><text:s text:c="4"/>{errors.username &amp;&amp; errors.username.message &amp;&amp; &lt;span className="error"&gt;{errors.username.message}&lt;/span&gt;}</text:p>
      <text:p text:style-name="P24"><text:s text:c="4"/>{errors.username &amp;&amp; errors.username.type == "minLength" &amp;&amp; &lt;span className="error"&gt;username must be at least 3 characters&lt;/span&gt;}</text:p>
      <text:p text:style-name="P24"/>
      <text:p text:style-name="P24"><text:s text:c="4"/>&lt;input</text:p>
      <text:p text:style-name="P24"><text:s text:c="8"/>name="email"</text:p>
      <text:p text:style-name="P24"><text:soft-page-break/><text:s text:c="8"/>placeholder="Email Address"</text:p>
      <text:p text:style-name="P24"><text:s text:c="8"/>ref={register({</text:p>
      <text:p text:style-name="P24"><text:s text:c="12"/>required: "email required",</text:p>
      <text:p text:style-name="P24"><text:s text:c="12"/>pattern: {</text:p>
      <text:p text:style-name="P24"><text:s text:c="16"/>value: /^[A-Z0-9._%+-]+@[A-Z0-9.-]+\.[A-Z]{2,}$/i,</text:p>
      <text:p text:style-name="P24"><text:s text:c="16"/>message: "invalid email address"</text:p>
      <text:p text:style-name="P24"><text:s text:c="12"/>}</text:p>
      <text:p text:style-name="P24"><text:s text:c="8"/>})}</text:p>
      <text:p text:style-name="P24"><text:s text:c="4"/>/&gt;</text:p>
      <text:p text:style-name="P24"><text:s text:c="4"/>{errors.email &amp;&amp; errors.email.message &amp;&amp; &lt;span className="error"&gt;{errors.email.message}&lt;/span&gt;}</text:p>
      <text:p text:style-name="P24"/>
      <text:p text:style-name="P24"><text:s text:c="4"/>&lt;input</text:p>
      <text:p text:style-name="P24"><text:s text:c="8"/>name="password"</text:p>
      <text:p text:style-name="P24"><text:s text:c="8"/>type="password"</text:p>
      <text:p text:style-name="P24"><text:s text:c="8"/>placeholder="Password"</text:p>
      <text:p text:style-name="P24"><text:s text:c="8"/>ref={register({</text:p>
      <text:p text:style-name="P24"><text:s text:c="12"/>required: "password required",</text:p>
      <text:p text:style-name="P24"><text:s text:c="12"/>minLength: 3,</text:p>
      <text:p text:style-name="P24"><text:s text:c="12"/>//validate: value =&gt; value !== "admin" || "Nice try!"</text:p>
      <text:p text:style-name="P24"><text:s text:c="8"/>})}</text:p>
      <text:p text:style-name="P24"><text:s text:c="4"/>/&gt;</text:p>
      <text:p text:style-name="P24"><text:s text:c="4"/>{errors.password &amp;&amp; errors.password.message &amp;&amp; &lt;span className="error"&gt;{errors.password.message}&lt;/span&gt;}</text:p>
      <text:p text:style-name="P24"><text:s text:c="4"/>{errors.password &amp;&amp; errors.password.type == "minLength" &amp;&amp; &lt;span className="error"&gt;password must be at least 3 characters&lt;/span&gt;}</text:p>
      <text:p text:style-name="P24"/>
      <text:p text:style-name="P24"><text:s text:c="4"/>{isLoading &amp;&amp; &lt;FontAwesomeIcon icon={faSpinner} className="spin" /&gt;}</text:p>
      <text:p text:style-name="P24"><text:s text:c="4"/>&lt;button type="submit"&gt;CREATE FREE ACCOUNT&lt;/button&gt;</text:p>
      <text:p text:style-name="P24"><text:s text:c="4"/>{error &amp;&amp; &lt;span className="error"&gt;{error}&lt;/span&gt;}</text:p>
      <text:p text:style-name="P24"><text:s text:c="4"/>&lt;button className="cancel" onClick={() =&gt; history.push('/')}&gt;CANCEL&lt;/button&gt;</text:p>
      <text:p text:style-name="P10"><text:span text:style-name="T89">&lt;/form&gt;</text:span></text:p>
      <text:p text:style-name="P3"/>
      <text:h text:style-name="Heading_20_1" text:outline-level="1"><text:bookmark-start text:name="_Toc49333328"/><text:span text:style-name="T3">Error Handling:</text:span><text:bookmark-end text:name="_Toc49333328"/></text:h>
      <text:p text:style-name="Standard"><text:span text:style-name="T42">HTTP Errors</text:span><text:span text:style-name="T91">:</text:span> Create <text:span text:style-name="T38">axios</text:span><text:span text:style-name="T37">.interceptor.</text:span><text:span text:style-name="T38">js</text:span>:</text:p>
      <text:p text:style-name="P10"><text:span text:style-name="T7">import { HttpInterceptor, HttpRequest, HttpHandler, HttpEvent, HttpErrorResponse } from '@angular/common/http';</text:span></text:p>
      <text:p text:style-name="P10"><text:span text:style-name="T7">import { Observable, throwError } from 'rxjs';</text:span></text:p>
      <text:p text:style-name="P10"><text:span text:style-name="T7">import { retry, catchError } from 'rxjs/operators';</text:span></text:p>
      <text:p text:style-name="P10"><text:span text:style-name="T7">import { NgError } from '../models/error.model';</text:span></text:p>
      <text:p text:style-name="P14"/>
      <text:p text:style-name="P10"><text:span text:style-name="T7">export class ErrorIntercept implements HttpInterceptor {</text:span></text:p>
      <text:p text:style-name="P14"/>
      <text:p text:style-name="P10"><text:span text:style-name="T7">    intercept( request: HttpRequest</text:span><text:span text:style-name="T22">&lt;</text:span><text:span text:style-name="T30">any</text:span><text:span text:style-name="T22">&gt;</text:span><text:span text:style-name="T7">, next: HttpHandler): Observable</text:span><text:span text:style-name="T22">&lt;</text:span><text:span text:style-name="T30">HttpEvent&lt;any</text:span><text:span text:style-name="T22">&gt;</text:span><text:span text:style-name="T7">&gt; {</text:span></text:p>
      <text:p text:style-name="P14"/>
      <text:p text:style-name="P10"><text:span text:style-name="T7">        return next.handle(request)</text:span></text:p>
      <text:p text:style-name="P10"><text:span text:style-name="T7">            .pipe(</text:span></text:p>
      <text:p text:style-name="P10"><text:span text:style-name="T7">                retry(1),</text:span></text:p>
      <text:p text:style-name="P10"><text:span text:style-name="T7">                catchError((error: any) =&gt; {</text:span></text:p>
      <text:p text:style-name="P10"><text:span text:style-name="T7">                    let errorMessage = '';</text:span></text:p>
      <text:p text:style-name="P10"><text:soft-page-break/><text:span text:style-name="T7">                    if (error.error instanceof ErrorEvent) {</text:span></text:p>
      <text:p text:style-name="P10"><text:span text:style-name="T7">                        // client-side error</text:span></text:p>
      <text:p text:style-name="P10"><text:span text:style-name="T7">                        errorMessage = `[Client] Error: ${error.error.message}`;</text:span></text:p>
      <text:p text:style-name="P10"><text:span text:style-name="T7">                    } else {</text:span></text:p>
      <text:p text:style-name="P10"><text:span text:style-name="T7">                        // server-side error</text:span></text:p>
      <text:p text:style-name="P10"><text:span text:style-name="T7"><text:tab/><text:tab/><text:tab/>if(error.error.errors)</text:span></text:p>
      <text:p text:style-name="P10"><text:span text:style-name="T7">                        <text:tab/> <text:s text:c="3"/>errorMessage = error.error.errors.join(“. “);</text:span></text:p>
      <text:p text:style-name="P10"><text:span text:style-name="T7"><text:tab/><text:tab/><text:tab/>else</text:span></text:p>
      <text:p text:style-name="P10"><text:span text:style-name="T7"><text:tab/><text:tab/><text:tab/> <text:s text:c="3"/>errorMessage = error.error.message;</text:span></text:p>
      <text:p text:style-name="P10"><text:span text:style-name="T7">                    }</text:span></text:p>
      <text:p text:style-name="P14"/>
      <text:p text:style-name="P10"><text:span text:style-name="T7">                    // Log if needed</text:span></text:p>
      <text:p text:style-name="P14"/>
      <text:p text:style-name="P10"><text:span text:style-name="T7">                    return throwError(new NgError(errorMessage, !(error.error instanceof ErrorEvent), error));</text:span></text:p>
      <text:p text:style-name="P10"><text:span text:style-name="T7">                })</text:span></text:p>
      <text:p text:style-name="P10"><text:span text:style-name="T7">            )</text:span></text:p>
      <text:p text:style-name="P10"><text:span text:style-name="T7">    }</text:span></text:p>
      <text:p text:style-name="P10"><text:span text:style-name="T7">}import axios from "axios";</text:span></text:p>
      <text:p text:style-name="P10"><text:span text:style-name="T7">import * as configs from "../config.json";</text:span></text:p>
      <text:p text:style-name="P10"><text:span text:style-name="T7">import TokenStorageHelper from "../storage/token.storage";</text:span></text:p>
      <text:p text:style-name="P10"><text:span text:style-name="T7"/></text:p>
      <text:p text:style-name="P10"><text:span text:style-name="T7">// Axios Interceptor</text:span></text:p>
      <text:p text:style-name="P10"><text:span text:style-name="T7">const requestHandler = (request) =&gt; {</text:span></text:p>
      <text:p text:style-name="P10"><text:span text:style-name="T7"><text:s text:c="2"/>const token = TokenStorageHelper.getAccessToken();</text:span></text:p>
      <text:p text:style-name="P10"><text:span text:style-name="T7"><text:s text:c="2"/>if (token) request.headers["Authorization"] = `Bearer ${token}`;</text:span></text:p>
      <text:p text:style-name="P10"><text:span text:style-name="T7"><text:s text:c="2"/>return request;</text:span></text:p>
      <text:p text:style-name="P10"><text:span text:style-name="T7">};</text:span></text:p>
      <text:p text:style-name="P10"><text:span text:style-name="T7"/></text:p>
      <text:p text:style-name="P10"><text:span text:style-name="T7">const responseHandler = (response) =&gt; {</text:span></text:p>
      <text:p text:style-name="P10"><text:span text:style-name="T7"><text:s text:c="2"/>return response;</text:span></text:p>
      <text:p text:style-name="P10"><text:span text:style-name="T7">};</text:span></text:p>
      <text:p text:style-name="P10"><text:span text:style-name="T7"/></text:p>
      <text:p text:style-name="P10"><text:span text:style-name="T7">/**</text:span></text:p>
      <text:p text:style-name="P10"><text:span text:style-name="T7"><text:s/>* Error</text:span></text:p>
      <text:p text:style-name="P10"><text:span text:style-name="T7"><text:s/>* <text:s text:c="4"/>!sent</text:span></text:p>
      <text:p text:style-name="P10"><text:span text:style-name="T7"><text:s/>* <text:s text:c="8"/>return promise rejection error</text:span></text:p>
      <text:p text:style-name="P10"><text:span text:style-name="T7"><text:s/>* <text:s text:c="4"/>sent + !responded ?</text:span></text:p>
      <text:p text:style-name="P10"><text:span text:style-name="T7"><text:s/>* <text:s text:c="8"/>return promise rejection error</text:span></text:p>
      <text:p text:style-name="P10"><text:span text:style-name="T7"><text:s/>* <text:s text:c="4"/>sent + responded ?</text:span></text:p>
      <text:p text:style-name="P10"><text:span text:style-name="T7"><text:s/>* <text:s text:c="8"/>!401 ? return promise rejection error</text:span></text:p>
      <text:p text:style-name="P10"><text:span text:style-name="T7"><text:s/>* <text:s text:c="8"/>401 &amp; no refresh token ? login</text:span></text:p>
      <text:p text:style-name="P10"><text:span text:style-name="T7"><text:s/>* <text:s text:c="8"/>401 &amp; refresh token ? REFRESH</text:span></text:p>
      <text:p text:style-name="P10"><text:span text:style-name="T7"><text:s/>* <text:s text:c="12"/>!sent</text:span></text:p>
      <text:p text:style-name="P10"><text:span text:style-name="T7"><text:s/>* <text:s text:c="16"/>return promise rejection error</text:span></text:p>
      <text:p text:style-name="P10"><text:span text:style-name="T7"><text:s/>* <text:s text:c="12"/>sent + !responded ?</text:span></text:p>
      <text:p text:style-name="P10"><text:span text:style-name="T7"><text:s/>* <text:s text:c="16"/>return promise rejection error</text:span></text:p>
      <text:p text:style-name="P10"><text:span text:style-name="T7"><text:s/>* <text:s text:c="12"/>sent + responded ?</text:span></text:p>
      <text:p text:style-name="P10"><text:span text:style-name="T7"><text:s/>* <text:s text:c="16"/>200 ? update token and retry original request</text:span></text:p>
      <text:p text:style-name="P10"><text:span text:style-name="T7"><text:s/>* <text:s text:c="16"/>477 ? invalid refresh token, relogin</text:span></text:p>
      <text:p text:style-name="P10"><text:span text:style-name="T7"><text:s/>* <text:s text:c="16"/>* ? unknown case, relogin</text:span></text:p>
      <text:p text:style-name="P10"><text:soft-page-break/><text:span text:style-name="T7"><text:s/>* <text:s text:c="8"/>401 on retry ? relogin</text:span></text:p>
      <text:p text:style-name="P10"><text:span text:style-name="T7"><text:s/>*</text:span></text:p>
      <text:p text:style-name="P10"><text:span text:style-name="T7"><text:s/>*/</text:span></text:p>
      <text:p text:style-name="P10"><text:span text:style-name="T7"/></text:p>
      <text:p text:style-name="P10"><text:span text:style-name="T7">const UnauthorizedHandler = async (error) =&gt; {</text:span></text:p>
      <text:p text:style-name="P10"><text:span text:style-name="T7"><text:s text:c="2"/>error.config._retry = true;</text:span></text:p>
      <text:p text:style-name="P10"><text:span text:style-name="T7"><text:s text:c="2"/>const refreshToken = TokenStorageHelper.getRefreshToken();</text:span></text:p>
      <text:p text:style-name="P10"><text:span text:style-name="T7"><text:s text:c="2"/>if (!refreshToken) {</text:span></text:p>
      <text:p text:style-name="P10"><text:span text:style-name="T7"><text:s text:c="4"/>// Must login</text:span></text:p>
      <text:p text:style-name="P10"><text:span text:style-name="T7"><text:s text:c="4"/>return Promise.reject({</text:span></text:p>
      <text:p text:style-name="P10"><text:span text:style-name="T7"><text:s text:c="6"/>mustLogin: true,</text:span></text:p>
      <text:p text:style-name="P10"><text:span text:style-name="T7"><text:s text:c="6"/>sent: false,</text:span></text:p>
      <text:p text:style-name="P10"><text:span text:style-name="T7"><text:s text:c="6"/>responded: false,</text:span></text:p>
      <text:p text:style-name="P10"><text:span text:style-name="T7"><text:s text:c="6"/>error: error,</text:span></text:p>
      <text:p text:style-name="P10"><text:span text:style-name="T7"><text:s text:c="4"/>});</text:span></text:p>
      <text:p text:style-name="P10"><text:span text:style-name="T7"><text:s text:c="2"/>}</text:span></text:p>
      <text:p text:style-name="P10"><text:span text:style-name="T7"/></text:p>
      <text:p text:style-name="P10"><text:span text:style-name="T7"><text:s text:c="2"/>return axios</text:span></text:p>
      <text:p text:style-name="P10"><text:span text:style-name="T7"><text:s text:c="4"/>.post(</text:span></text:p>
      <text:p text:style-name="P10"><text:span text:style-name="T7"><text:s text:c="6"/>`${configs.apiUrl}/api/refresh`,</text:span></text:p>
      <text:p text:style-name="P10"><text:span text:style-name="T7"><text:s text:c="6"/>{ refreshToken },</text:span></text:p>
      <text:p text:style-name="P10"><text:span text:style-name="T7"><text:s text:c="6"/>{ headers: { "Content-Type": "application/json" } }</text:span></text:p>
      <text:p text:style-name="P10"><text:span text:style-name="T7"><text:s text:c="4"/>)</text:span></text:p>
      <text:p text:style-name="P10"><text:span text:style-name="T7"><text:s text:c="4"/>.then((res) =&gt; {</text:span></text:p>
      <text:p text:style-name="P10"><text:span text:style-name="T7"><text:s text:c="6"/>const token = res.data.accessToken;</text:span></text:p>
      <text:p text:style-name="P10"><text:span text:style-name="T7"><text:s text:c="6"/>TokenStorageHelper.setAccessToken(token);</text:span></text:p>
      <text:p text:style-name="P10"><text:span text:style-name="T7"><text:s text:c="6"/>error.config.headers.Authorization = `Bearer ${token}`;</text:span></text:p>
      <text:p text:style-name="P10"><text:span text:style-name="T7"><text:s text:c="6"/>return axios(error.config);</text:span></text:p>
      <text:p text:style-name="P10"><text:span text:style-name="T7"><text:s text:c="4"/>})</text:span></text:p>
      <text:p text:style-name="P10"><text:span text:style-name="T7"><text:s text:c="4"/>.catch((err) =&gt; {</text:span></text:p>
      <text:p text:style-name="P10"><text:span text:style-name="T7"><text:s text:c="6"/>if (!err.request) {</text:span></text:p>
      <text:p text:style-name="P10"><text:span text:style-name="T7"><text:s text:c="8"/>// Request not sent</text:span></text:p>
      <text:p text:style-name="P10"><text:span text:style-name="T7"><text:s text:c="8"/>return Promise.reject({</text:span></text:p>
      <text:p text:style-name="P10"><text:span text:style-name="T7"><text:s text:c="10"/>failedRefresh: true,</text:span></text:p>
      <text:p text:style-name="P10"><text:span text:style-name="T7"><text:s text:c="10"/>sent: false,</text:span></text:p>
      <text:p text:style-name="P10"><text:span text:style-name="T7"><text:s text:c="10"/>responded: false,</text:span></text:p>
      <text:p text:style-name="P10"><text:span text:style-name="T7"><text:s text:c="10"/>error: err,</text:span></text:p>
      <text:p text:style-name="P10"><text:span text:style-name="T7"><text:s text:c="8"/>});</text:span></text:p>
      <text:p text:style-name="P10"><text:span text:style-name="T7"><text:s text:c="6"/>} else if (!err.response) {</text:span></text:p>
      <text:p text:style-name="P10"><text:span text:style-name="T7"><text:s text:c="8"/>// Request sent but no response</text:span></text:p>
      <text:p text:style-name="P10"><text:span text:style-name="T7"><text:s text:c="8"/>return Promise.reject({</text:span></text:p>
      <text:p text:style-name="P10"><text:span text:style-name="T7"><text:s text:c="10"/>failedRefresh: true,</text:span></text:p>
      <text:p text:style-name="P10"><text:span text:style-name="T7"><text:s text:c="10"/>sent: true,</text:span></text:p>
      <text:p text:style-name="P10"><text:span text:style-name="T7"><text:s text:c="10"/>responded: false,</text:span></text:p>
      <text:p text:style-name="P10"><text:span text:style-name="T7"><text:s text:c="10"/>request: err.request,</text:span></text:p>
      <text:p text:style-name="P10"><text:span text:style-name="T7"><text:s text:c="10"/>error: err,</text:span></text:p>
      <text:p text:style-name="P10"><text:span text:style-name="T7"><text:s text:c="8"/>});</text:span></text:p>
      <text:p text:style-name="P10"><text:span text:style-name="T7"><text:s text:c="6"/>} else {</text:span></text:p>
      <text:p text:style-name="P10"><text:span text:style-name="T7"><text:s text:c="8"/>// Must Login</text:span></text:p>
      <text:p text:style-name="P10"><text:span text:style-name="T7"/></text:p>
      <text:p text:style-name="P10"><text:soft-page-break/><text:span text:style-name="T7"><text:s text:c="8"/>if (err.response.status === 477) {</text:span></text:p>
      <text:p text:style-name="P10"><text:span text:style-name="T7"><text:s text:c="10"/>// Invalid refresh token</text:span></text:p>
      <text:p text:style-name="P10"><text:span text:style-name="T7"><text:s text:c="10"/>return Promise.reject({</text:span></text:p>
      <text:p text:style-name="P10"><text:span text:style-name="T7"><text:s text:c="12"/>mustLogin: true,</text:span></text:p>
      <text:p text:style-name="P10"><text:span text:style-name="T7"><text:s text:c="12"/>failedRefresh: true,</text:span></text:p>
      <text:p text:style-name="P10"><text:span text:style-name="T7"><text:s text:c="12"/>invalidRefreshToken: true,</text:span></text:p>
      <text:p text:style-name="P10"><text:span text:style-name="T7"><text:s text:c="12"/>sent: true,</text:span></text:p>
      <text:p text:style-name="P10"><text:span text:style-name="T7"><text:s text:c="12"/>responded: true,</text:span></text:p>
      <text:p text:style-name="P10"><text:span text:style-name="T7"><text:s text:c="12"/>request: err.request,</text:span></text:p>
      <text:p text:style-name="P10"><text:span text:style-name="T7"><text:s text:c="12"/>response: err.response,</text:span></text:p>
      <text:p text:style-name="P10"><text:span text:style-name="T7"><text:s text:c="12"/>status: err.response.status,</text:span></text:p>
      <text:p text:style-name="P10"><text:span text:style-name="T7"><text:s text:c="12"/>error: err,</text:span></text:p>
      <text:p text:style-name="P10"><text:span text:style-name="T7"><text:s text:c="10"/>});</text:span></text:p>
      <text:p text:style-name="P10"><text:span text:style-name="T7"><text:s text:c="8"/>} else {</text:span></text:p>
      <text:p text:style-name="P10"><text:span text:style-name="T7"><text:s text:c="10"/>// Unknown case</text:span></text:p>
      <text:p text:style-name="P10"><text:span text:style-name="T7"><text:s text:c="10"/>return Promise.reject({</text:span></text:p>
      <text:p text:style-name="P10"><text:span text:style-name="T7"><text:s text:c="12"/>mustLogin: true,</text:span></text:p>
      <text:p text:style-name="P10"><text:span text:style-name="T7"><text:s text:c="12"/>failedRefresh: true,</text:span></text:p>
      <text:p text:style-name="P10"><text:span text:style-name="T7"><text:s text:c="12"/>sent: true,</text:span></text:p>
      <text:p text:style-name="P10"><text:span text:style-name="T7"><text:s text:c="12"/>responded: true,</text:span></text:p>
      <text:p text:style-name="P10"><text:span text:style-name="T7"><text:s text:c="12"/>request: err.request,</text:span></text:p>
      <text:p text:style-name="P10"><text:span text:style-name="T7"><text:s text:c="12"/>response: err.response,</text:span></text:p>
      <text:p text:style-name="P10"><text:span text:style-name="T7"><text:s text:c="12"/>status: err.response.status,</text:span></text:p>
      <text:p text:style-name="P10"><text:span text:style-name="T7"><text:s text:c="12"/>error: err,</text:span></text:p>
      <text:p text:style-name="P10"><text:span text:style-name="T7"><text:s text:c="10"/>});</text:span></text:p>
      <text:p text:style-name="P10"><text:span text:style-name="T7"><text:s text:c="8"/>}</text:span></text:p>
      <text:p text:style-name="P10"><text:span text:style-name="T7"><text:s text:c="6"/>}</text:span></text:p>
      <text:p text:style-name="P10"><text:span text:style-name="T7"><text:s text:c="4"/>});</text:span></text:p>
      <text:p text:style-name="P10"><text:span text:style-name="T7">};</text:span></text:p>
      <text:p text:style-name="P10"><text:span text:style-name="T7"/></text:p>
      <text:p text:style-name="P10"><text:span text:style-name="T7">const errorHandler = async (error) =&gt; {</text:span></text:p>
      <text:p text:style-name="P10"><text:span text:style-name="T7"><text:s text:c="2"/>if (!error.response) {</text:span></text:p>
      <text:p text:style-name="P10"><text:span text:style-name="T7"><text:s text:c="4"/>// Request sent but no response</text:span></text:p>
      <text:p text:style-name="P10"><text:span text:style-name="T7"><text:s text:c="4"/>return Promise.reject({</text:span></text:p>
      <text:p text:style-name="P10"><text:span text:style-name="T7"><text:s text:c="6"/>sent: true,</text:span></text:p>
      <text:p text:style-name="P10"><text:span text:style-name="T7"><text:s text:c="6"/>responded: false,</text:span></text:p>
      <text:p text:style-name="P10"><text:span text:style-name="T7"><text:s text:c="6"/>request: error.request,</text:span></text:p>
      <text:p text:style-name="P10"><text:span text:style-name="T7"><text:s text:c="6"/>error: error,</text:span></text:p>
      <text:p text:style-name="P10"><text:span text:style-name="T7"><text:s text:c="4"/>});</text:span></text:p>
      <text:p text:style-name="P10"><text:span text:style-name="T7"><text:s text:c="2"/>} else {</text:span></text:p>
      <text:p text:style-name="P10"><text:span text:style-name="T7"><text:s text:c="4"/>if (error.response.status !== 401) {</text:span></text:p>
      <text:p text:style-name="P10"><text:span text:style-name="T7"><text:s text:c="6"/>// Not an 'Unauthorized' error, pass along</text:span></text:p>
      <text:p text:style-name="P10"><text:span text:style-name="T7"><text:s text:c="6"/>return Promise.reject({</text:span></text:p>
      <text:p text:style-name="P10"><text:span text:style-name="T7"><text:s text:c="8"/>sent: true,</text:span></text:p>
      <text:p text:style-name="P10"><text:span text:style-name="T7"><text:s text:c="8"/>responded: true,</text:span></text:p>
      <text:p text:style-name="P10"><text:span text:style-name="T7"><text:s text:c="8"/>request: error.request,</text:span></text:p>
      <text:p text:style-name="P10"><text:span text:style-name="T7"><text:s text:c="8"/>response: error.response,</text:span></text:p>
      <text:p text:style-name="P10"><text:span text:style-name="T7"><text:s text:c="8"/>status: error.response.status,</text:span></text:p>
      <text:p text:style-name="P10"><text:span text:style-name="T7"><text:s text:c="8"/>error: error,</text:span></text:p>
      <text:p text:style-name="P10"><text:span text:style-name="T7"><text:s text:c="6"/>});</text:span></text:p>
      <text:p text:style-name="P10"><text:soft-page-break/><text:span text:style-name="T7"><text:s text:c="4"/>} else if (error.response.status === 401 &amp;&amp; !error.config._retry) {</text:span></text:p>
      <text:p text:style-name="P10"><text:span text:style-name="T7"><text:s text:c="6"/>// 'Unauthorized' Error (first occurance)</text:span></text:p>
      <text:p text:style-name="P10"><text:span text:style-name="T7"><text:s text:c="6"/>return UnauthorizedHandler(error);</text:span></text:p>
      <text:p text:style-name="P10"><text:span text:style-name="T7"><text:s text:c="4"/>} else {</text:span></text:p>
      <text:p text:style-name="P10"><text:span text:style-name="T7"><text:s text:c="6"/>// 401 on retry</text:span></text:p>
      <text:p text:style-name="P10"><text:span text:style-name="T7"><text:s text:c="6"/>// Must login</text:span></text:p>
      <text:p text:style-name="P10"><text:span text:style-name="T7"/></text:p>
      <text:p text:style-name="P10"><text:span text:style-name="T7"><text:s text:c="6"/>return Promise.reject({</text:span></text:p>
      <text:p text:style-name="P10"><text:span text:style-name="T7"><text:s text:c="8"/>mustLogin: true,</text:span></text:p>
      <text:p text:style-name="P10"><text:span text:style-name="T7"><text:s text:c="8"/>failedRetry: true,</text:span></text:p>
      <text:p text:style-name="P10"><text:span text:style-name="T7"><text:s text:c="8"/>sent: true,</text:span></text:p>
      <text:p text:style-name="P10"><text:span text:style-name="T7"><text:s text:c="8"/>responded: true,</text:span></text:p>
      <text:p text:style-name="P10"><text:span text:style-name="T7"><text:s text:c="8"/>request: error.request,</text:span></text:p>
      <text:p text:style-name="P10"><text:span text:style-name="T7"><text:s text:c="8"/>response: error.response,</text:span></text:p>
      <text:p text:style-name="P10"><text:span text:style-name="T7"><text:s text:c="8"/>status: error.response.status,</text:span></text:p>
      <text:p text:style-name="P10"><text:span text:style-name="T7"><text:s text:c="8"/>error: error,</text:span></text:p>
      <text:p text:style-name="P10"><text:span text:style-name="T7"><text:s text:c="6"/>});</text:span></text:p>
      <text:p text:style-name="P10"><text:span text:style-name="T7"><text:s text:c="4"/>}</text:span></text:p>
      <text:p text:style-name="P10"><text:span text:style-name="T7"><text:s text:c="2"/>}</text:span></text:p>
      <text:p text:style-name="P10"><text:span text:style-name="T7">};</text:span></text:p>
      <text:p text:style-name="P10"><text:span text:style-name="T7"/></text:p>
      <text:p text:style-name="P10"><text:span text:style-name="T7">axios.interceptors.request.use(</text:span></text:p>
      <text:p text:style-name="P10"><text:span text:style-name="T7"><text:s text:c="2"/>config =&gt; requestHandler(config),</text:span></text:p>
      <text:p text:style-name="P10"><text:span text:style-name="T7"><text:s text:c="2"/>error =&gt; Promise.reject({sent: false, responded: false, error})</text:span></text:p>
      <text:p text:style-name="P10"><text:span text:style-name="T7">);</text:span></text:p>
      <text:p text:style-name="P10"><text:span text:style-name="T7">axios.interceptors.response.use(</text:span></text:p>
      <text:p text:style-name="P10"><text:span text:style-name="T7"><text:s text:c="2"/>(response) =&gt; responseHandler(response),</text:span></text:p>
      <text:p text:style-name="P10"><text:span text:style-name="T7"><text:s text:c="2"/>(error) =&gt; errorHandler(error)</text:span></text:p>
      <text:p text:style-name="P10"><text:span text:style-name="T7">);</text:span></text:p>
      <text:p text:style-name="Standard"/>
      <text:p text:style-name="Standard">How to use: In Components:</text:p>
      <text:p text:style-name="P25">UserService.register(values.username, values.email, values.password).then(response =&gt; {</text:p>
      <text:p text:style-name="P25"><text:s text:c="12"/>history.push('/login');</text:p>
      <text:p text:style-name="P25"><text:s text:c="8"/>}).catch(err =&gt; {</text:p>
      <text:p text:style-name="P25"><text:s text:c="12"/>console.error(err);</text:p>
      <text:p text:style-name="P25"><text:s text:c="12"/>if(err.response) setError(err.response.data.message);</text:p>
      <text:p text:style-name="P25"><text:s text:c="12"/>else if(err.request) setError(err.error.message);</text:p>
      <text:p text:style-name="P25"><text:span text:style-name="T7"><text:s text:c="5"/>});</text:span></text:p>
      <text:p text:style-name="Standard"/>
      <text:p text:style-name="P10"><text:span text:style-name="T43">Note: Various status responses might carry different error messages in the error object.</text:span></text:p>
      <text:p text:style-name="Standard"/>
      <text:p text:style-name="P5"><text:span text:style-name="T42">App Errors</text:span><text:span text:style-name="T91">: Create </text:span><text:span text:style-name="T39">errorBoundary.js:</text:span></text:p>
      <text:p text:style-name="P26">import React, { Component } from 'react';</text:p>
      <text:p text:style-name="P26">import './errorBoundary.sass';</text:p>
      <text:p text:style-name="P26"/>
      <text:p text:style-name="P26">export default class ErrorBoundary extends Component {</text:p>
      <text:p text:style-name="P26"><text:soft-page-break/></text:p>
      <text:p text:style-name="P26"><text:s text:c="4"/>constructor(props){</text:p>
      <text:p text:style-name="P26"><text:s text:c="8"/>super(props);</text:p>
      <text:p text:style-name="P26"/>
      <text:p text:style-name="P26"><text:s text:c="8"/>this.state = {</text:p>
      <text:p text:style-name="P26"><text:s text:c="12"/>hasError: false</text:p>
      <text:p text:style-name="P26"><text:s text:c="8"/>}</text:p>
      <text:p text:style-name="P26"><text:s text:c="4"/>}</text:p>
      <text:p text:style-name="P26"/>
      <text:p text:style-name="P26"><text:s text:c="4"/>static getDerivedStateFromError(error) {</text:p>
      <text:p text:style-name="P26"><text:s text:c="8"/>return {</text:p>
      <text:p text:style-name="P26"><text:s text:c="12"/>hasError: true</text:p>
      <text:p text:style-name="P26"><text:s text:c="8"/>}</text:p>
      <text:p text:style-name="P26"><text:s text:c="4"/>}</text:p>
      <text:p text:style-name="P26"/>
      <text:p text:style-name="P26"><text:s text:c="4"/>render() {</text:p>
      <text:p text:style-name="P26"><text:s text:c="8"/>if(this.state.hasError) {</text:p>
      <text:p text:style-name="P26"><text:s text:c="12"/>return (</text:p>
      <text:p text:style-name="P26"><text:s text:c="16"/>&lt;div className="error-boundary"&gt;</text:p>
      <text:p text:style-name="P26"><text:s text:c="20"/>&lt;h1&gt;Something went wrong with this section&lt;/h1&gt;</text:p>
      <text:p text:style-name="P26"><text:s text:c="20"/>&lt;span&gt;Please report this issue&lt;/span&gt;</text:p>
      <text:p text:style-name="P26"><text:s text:c="16"/>&lt;/div&gt;</text:p>
      <text:p text:style-name="P26"><text:s text:c="12"/>)</text:p>
      <text:p text:style-name="P26"><text:s text:c="8"/>}</text:p>
      <text:p text:style-name="P26"><text:s text:c="8"/>return this.props.children</text:p>
      <text:p text:style-name="P26"><text:s text:c="4"/>}</text:p>
      <text:p text:style-name="P26"/>
      <text:p text:style-name="P26">}</text:p>
      <text:p text:style-name="Standard"/>
      <text:p text:style-name="P5">How to use:</text:p>
      <text:p text:style-name="P26"><text:s/>&lt;ErrorBoundary&gt;</text:p>
      <text:p text:style-name="P26"><text:s text:c="6"/>&lt;VideoInfo movie={movie} setMovie={setMovie} /&gt;</text:p>
      <text:p text:style-name="P26"><text:s/>&lt;/ErrorBoundary&gt;</text:p>
      <text:h text:style-name="Heading_20_1" text:outline-level="1"><text:span text:style-name="T3"/></text:h>
      <text:h text:style-name="Heading_20_1" text:outline-level="1"><text:bookmark-start text:name="_Toc49333329"/><text:span text:style-name="T3">File Upload:</text:span><text:bookmark-end text:name="_Toc49333329"/></text:h>
      <text:p text:style-name="P16"><text:span text:style-name="T30">const</text:span><text:span text:style-name="T87"> [</text:span><text:span text:style-name="T73">tagThumbnail</text:span><text:span text:style-name="T87">, </text:span><text:span text:style-name="T61">setTagThumbnail</text:span><text:span text:style-name="T87">] = </text:span><text:span text:style-name="T61">useState</text:span><text:span text:style-name="T87">(</text:span><text:span text:style-name="T30">null</text:span><text:span text:style-name="T87">);</text:span></text:p>
      <text:p text:style-name="P10"><text:span text:style-name="T7">…</text:span></text:p>
      <text:p text:style-name="P16"><text:span text:style-name="T22">&lt;</text:span><text:span text:style-name="T30">input</text:span><text:span text:style-name="T87"> </text:span><text:span text:style-name="T45">type</text:span><text:span text:style-name="T87">=</text:span><text:span text:style-name="T52">"file"</text:span><text:span text:style-name="T87"> </text:span><text:span text:style-name="T45">onChange</text:span><text:span text:style-name="T87">=</text:span><text:span text:style-name="T30">{</text:span><text:span text:style-name="T45">e</text:span><text:span text:style-name="T87"> </text:span><text:span text:style-name="T30">=&gt;</text:span><text:span text:style-name="T87"> </text:span><text:span text:style-name="T61">setTagThumbnail</text:span><text:span text:style-name="T87">(</text:span><text:span text:style-name="T45">e</text:span><text:span text:style-name="T87">.</text:span><text:span text:style-name="T45">target</text:span><text:span text:style-name="T87">.</text:span><text:span text:style-name="T45">files</text:span><text:span text:style-name="T87">[</text:span><text:span text:style-name="T71">0</text:span><text:span text:style-name="T87">])</text:span><text:span text:style-name="T30">}</text:span><text:span text:style-name="T87"> </text:span><text:span text:style-name="T22">/&gt;</text:span></text:p>
      <text:p text:style-name="P10"><text:span text:style-name="T7">…</text:span></text:p>
      <text:p text:style-name="P24">MoviesService.addTag(..., tagThumbnail).then(response =&gt; {</text:p>
      <text:p text:style-name="P24"><text:s text:c="12"/>alert(response.data.message);</text:p>
      <text:p text:style-name="P24"><text:s text:c="12"/>setTagThumbnail(null);</text:p>
      <text:p text:style-name="P24"><text:s text:c="8"/>}).catch(e =&gt; {</text:p>
      <text:p text:style-name="P24"><text:s text:c="12"/>alert(e.error.message);</text:p>
      <text:p text:style-name="P24"><text:s text:c="12"/>if(e.mustLogin) history.push('/login');</text:p>
      <text:p text:style-name="P24"><text:s text:c="8"/>});</text:p>
      <text:p text:style-name="Standard"/>
      <text:p text:style-name="Standard"><text:soft-page-break/>In Service:</text:p>
      <text:p text:style-name="P10"><text:span text:style-name="T7">addTag: (name, description, thumbnail) =&gt; {</text:span></text:p>
      <text:p text:style-name="P10"><text:span text:style-name="T7"><text:s text:c="8"/>try {</text:span></text:p>
      <text:p text:style-name="P10"><text:span text:style-name="T7"><text:s text:c="12"/>let formData = new FormData();</text:span></text:p>
      <text:p text:style-name="P10"><text:span text:style-name="T7"><text:s text:c="12"/>formData.append('name', name);</text:span></text:p>
      <text:p text:style-name="P10"><text:span text:style-name="T7"><text:s text:c="12"/>formData.append('description', description);</text:span></text:p>
      <text:p text:style-name="P10"><text:span text:style-name="T7"><text:s text:c="12"/>formData.append('thumbnail', thumbnail, `${name}_thumbnail_${thumbnail.</text:span><text:span text:style-name="T9">file</text:span><text:span text:style-name="T7">name}`);</text:span></text:p>
      <text:p text:style-name="P10"><text:span text:style-name="T7"/></text:p>
      <text:p text:style-name="P10"><text:span text:style-name="T7"><text:s text:c="12"/>return axios.post(`${config.apiUrl}/api/movies/addTag`, formData);</text:span></text:p>
      <text:p text:style-name="P10"><text:span text:style-name="T7"><text:s text:c="8"/>} catch(e) {</text:span></text:p>
      <text:p text:style-name="P10"><text:span text:style-name="T7"><text:s text:c="12"/>console.error(e);</text:span></text:p>
      <text:p text:style-name="P10"><text:span text:style-name="T7"><text:s text:c="8"/>}</text:span></text:p>
      <text:p text:style-name="P10"><text:span text:style-name="T7"><text:s text:c="4"/>},</text:span></text:p>
      <text:p text:style-name="Standard"/>
      <text:h text:style-name="Heading_20_1" text:outline-level="1"><text:span text:style-name="T85">Context</text:span><text:bookmark-start text:name="_Toc49333330"/><text:span text:style-name="T3">:</text:span><text:bookmark-end text:name="_Toc49333330"/></text:h>
      <text:p text:style-name="Standard">Setup:</text:p>
      <text:p text:style-name="P13"><text:span text:style-name="T7">import React, { Component } from 'react'</text:span></text:p>
      <text:p text:style-name="P13"><text:span text:style-name="T7"/></text:p>
      <text:p text:style-name="P13"><text:span text:style-name="T7">const UserContext = React.createContext()</text:span></text:p>
      <text:p text:style-name="P13"><text:span text:style-name="T7"/></text:p>
      <text:p text:style-name="P13"><text:span text:style-name="T7">class UserProvider extends Component {</text:span></text:p>
      <text:p text:style-name="P13"><text:span text:style-name="T7"><text:s text:c="2"/>// Context state</text:span></text:p>
      <text:p text:style-name="P13"><text:span text:style-name="T7"><text:s text:c="2"/>defaultUser = {</text:span></text:p>
      <text:p text:style-name="P13"><text:span text:style-name="T7"><text:s text:c="4"/>loggedIn: false,</text:span></text:p>
      <text:p text:style-name="P13"><text:span text:style-name="T7"><text:s text:c="4"/>email: null,</text:span></text:p>
      <text:p text:style-name="P13"><text:span text:style-name="T7"><text:s text:c="4"/>username: null,</text:span></text:p>
      <text:p text:style-name="P13"><text:span text:style-name="T7"><text:s text:c="4"/>userId: null,</text:span></text:p>
      <text:p text:style-name="P13"><text:span text:style-name="T7"><text:s text:c="4"/>createdOn: null,</text:span></text:p>
      <text:p text:style-name="P13"><text:span text:style-name="T7"><text:s text:c="4"/>roles: null</text:span></text:p>
      <text:p text:style-name="P13"><text:span text:style-name="T7"><text:s text:c="2"/>}</text:span></text:p>
      <text:p text:style-name="P13"><text:span text:style-name="T7"/></text:p>
      <text:p text:style-name="P13"><text:span text:style-name="T7"><text:s text:c="2"/>state = {</text:span></text:p>
      <text:p text:style-name="P13"><text:span text:style-name="T7"><text:s text:c="4"/>user: this.defaultUser</text:span></text:p>
      <text:p text:style-name="P13"><text:span text:style-name="T7"><text:s text:c="2"/>}</text:span></text:p>
      <text:p text:style-name="P13"><text:span text:style-name="T7"/></text:p>
      <text:p text:style-name="P13"><text:span text:style-name="T7"><text:s text:c="2"/>// Method to update state</text:span></text:p>
      <text:p text:style-name="P13"><text:span text:style-name="T7"><text:s text:c="2"/>setUser = (user) =&gt; {</text:span></text:p>
      <text:p text:style-name="P13"><text:span text:style-name="T7"><text:s text:c="4"/>this.setState((prevState) =&gt; ({ user }));</text:span></text:p>
      <text:p text:style-name="P13"><text:span text:style-name="T7"><text:s text:c="2"/>}</text:span></text:p>
      <text:p text:style-name="P13"><text:span text:style-name="T7"/></text:p>
      <text:p text:style-name="P13"><text:span text:style-name="T7"><text:s text:c="2"/>clearUser = () =&gt; {</text:span></text:p>
      <text:p text:style-name="P13"><text:span text:style-name="T7"><text:s text:c="6"/>this.setState((prevState) =&gt; ({ user: this.defaultUser }));</text:span></text:p>
      <text:p text:style-name="P13"><text:span text:style-name="T7"><text:s text:c="2"/>}</text:span></text:p>
      <text:p text:style-name="P13"><text:span text:style-name="T7"/></text:p>
      <text:p text:style-name="P13"><text:span text:style-name="T7"><text:s text:c="2"/>render() {</text:span></text:p>
      <text:p text:style-name="P13"><text:span text:style-name="T7"><text:s text:c="4"/>const { children } = this.props;</text:span></text:p>
      <text:p text:style-name="P13"><text:span text:style-name="T7"><text:s text:c="4"/>const { user } = this.state;</text:span></text:p>
      <text:p text:style-name="P13"><text:soft-page-break/><text:span text:style-name="T7"><text:s text:c="4"/>const { setUser, clearUser } = this;</text:span></text:p>
      <text:p text:style-name="P13"><text:span text:style-name="T7"/></text:p>
      <text:p text:style-name="P13"><text:span text:style-name="T7"><text:s text:c="4"/>return (</text:span></text:p>
      <text:p text:style-name="P13"><text:span text:style-name="T7"><text:s text:c="6"/>&lt;UserContext.Provider</text:span></text:p>
      <text:p text:style-name="P13"><text:span text:style-name="T7"><text:s text:c="8"/>value={{</text:span></text:p>
      <text:p text:style-name="P13"><text:span text:style-name="T7"><text:s text:c="10"/>user,</text:span></text:p>
      <text:p text:style-name="P13"><text:span text:style-name="T7"><text:s text:c="10"/>setUser,</text:span></text:p>
      <text:p text:style-name="P13"><text:span text:style-name="T7"><text:s text:c="10"/>clearUser</text:span></text:p>
      <text:p text:style-name="P13"><text:span text:style-name="T7"><text:s text:c="8"/>}}</text:span></text:p>
      <text:p text:style-name="P13"><text:span text:style-name="T7"><text:s text:c="6"/>&gt;</text:span></text:p>
      <text:p text:style-name="P13"><text:span text:style-name="T7"><text:s text:c="8"/>{children}</text:span></text:p>
      <text:p text:style-name="P13"><text:span text:style-name="T7"><text:s text:c="6"/>&lt;/UserContext.Provider&gt;</text:span></text:p>
      <text:p text:style-name="P13"><text:span text:style-name="T7"><text:s text:c="4"/>)</text:span></text:p>
      <text:p text:style-name="P13"><text:span text:style-name="T7"><text:s text:c="2"/>}</text:span></text:p>
      <text:p text:style-name="P13"><text:span text:style-name="T7">}</text:span></text:p>
      <text:p text:style-name="P13"><text:span text:style-name="T7"/></text:p>
      <text:p text:style-name="P13"><text:span text:style-name="T7">export { UserProvider, UserContext };</text:span></text:p>
      <text:p text:style-name="Standard"/>
      <text:p text:style-name="P4">In App.js:</text:p>
      <text:p text:style-name="P2"><text:span text:style-name="T28">&lt;</text:span><text:span text:style-name="T70">UserProvider</text:span><text:span text:style-name="T28">&gt;...</text:span><text:span text:style-name="T21">&lt;/</text:span><text:span text:style-name="T65">UserProvider</text:span><text:span text:style-name="T21">&gt;</text:span></text:p>
      <text:p text:style-name="P4"/>
      <text:p text:style-name="Standard">How to use:</text:p>
      <text:p text:style-name="P10"><text:span text:style-name="T32">const</text:span><text:span text:style-name="T12"> { </text:span><text:span text:style-name="T74">user</text:span><text:span text:style-name="T12">, </text:span><text:span text:style-name="T74">setUser</text:span><text:span text:style-name="T12"> } = </text:span><text:span text:style-name="T63">useContext</text:span><text:span text:style-name="T12">(</text:span><text:span text:style-name="T74">UserContext</text:span><text:span text:style-name="T12">);</text:span></text:p>
      <text:p text:style-name="Standard"><text:s/></text:p>
      <text:h text:style-name="Heading_20_1" text:outline-level="1"><text:bookmark-start text:name="_Toc49333331"/><text:span text:style-name="T3">Libraries</text:span><text:bookmark-end text:name="_Toc49333331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2">Node sass</text:p>
          </table:table-cell>
          <table:table-cell table:style-name="Table7.A1" office:value-type="string">
            <text:p text:style-name="P8"><text:span text:style-name="T91">Install: </text:span><text:span text:style-name="T48">node-sass</text:span></text:p>
            <text:p text:style-name="P8"><text:span text:style-name="T91">Use: </text:span><text:span text:style-name="T81">import</text:span><text:span text:style-name="T17"> </text:span><text:span text:style-name="T57">'./Login.sass'</text:span><text:span text:style-name="T17">;</text:span></text:p>
          </table:table-cell>
        </table:table-row>
        <table:table-row table:style-name="Table7.1">
          <table:table-cell table:style-name="Table7.A2" office:value-type="string">
            <text:p text:style-name="P6">Font Awesome</text:p>
          </table:table-cell>
          <table:table-cell table:style-name="Table7.A2" office:value-type="string">
            <text:p text:style-name="P8">Install: <text:span text:style-name="T4"><text:s/></text:span></text:p>
            <text:p text:style-name="P31"><text:span text:style-name="T4">@fortawesome/fontawesome-svg-core</text:span></text:p>
            <text:p text:style-name="P31"><text:span text:style-name="T4">@fortawesome/free-solid-svg-icons</text:span></text:p>
            <text:p text:style-name="P8"><text:span text:style-name="T6">@fortawesome/react-fontawesome</text:span></text:p>
            <text:p text:style-name="P6"><text:span text:style-name="T4"/></text:p>
            <text:p text:style-name="P30">Use:</text:p>
            <text:p text:style-name="P19"><text:span text:style-name="T80">import</text:span><text:span text:style-name="T86"> { </text:span><text:span text:style-name="T47">FontAwesomeIcon</text:span><text:span text:style-name="T86"> } </text:span><text:span text:style-name="T80">from</text:span><text:span text:style-name="T86"> </text:span><text:span text:style-name="T56">'@fortawesome/react-fontawesome'</text:span><text:span text:style-name="T86">;</text:span></text:p>
            <text:p text:style-name="P27"><text:span text:style-name="T82">import</text:span><text:span text:style-name="T19"> { </text:span><text:span text:style-name="T50">faBars</text:span><text:span text:style-name="T19">, } </text:span><text:span text:style-name="T82">from</text:span><text:span text:style-name="T19"> </text:span><text:span text:style-name="T59">'@fortawesome/free-solid-svg-icons'</text:span><text:span text:style-name="T19">;</text:span></text:p>
            <text:p text:style-name="P27"><text:span text:style-name="T19">…</text:span></text:p>
            <text:p text:style-name="P27"><text:span text:style-name="T26">&lt;</text:span><text:span text:style-name="T68">FontAwesomeIcon</text:span><text:span text:style-name="T19"> </text:span><text:span text:style-name="T50">icon</text:span><text:span text:style-name="T19">=</text:span><text:span text:style-name="T35">{</text:span><text:span text:style-name="T77">faBars</text:span><text:span text:style-name="T35">}</text:span><text:span text:style-name="T19"> <text:s/></text:span><text:span text:style-name="T26">/&gt;</text:span></text:p>
          </table:table-cell>
        </table:table-row>
        <table:table-row table:style-name="Table7.1">
          <table:table-cell table:style-name="Table7.A2" office:value-type="string">
            <text:p text:style-name="P6"><text:span text:style-name="T48">react-hook-form</text:span></text:p>
          </table:table-cell>
          <table:table-cell table:style-name="Table7.A2" office:value-type="string">
            <text:p text:style-name="P6"/>
          </table:table-cell>
        </table:table-row>
        <table:table-row table:style-name="Table7.1">
          <table:table-cell table:style-name="Table7.A2" office:value-type="string">
            <text:p text:style-name="P6"><text:span text:style-name="T48">react-router-dom</text:span></text:p>
          </table:table-cell>
          <table:table-cell table:style-name="Table7.A2" office:value-type="string">
            <text:p text:style-name="P6"/>
          </table:table-cell>
        </table:table-row>
        <table:table-row table:style-name="Table7.1">
          <table:table-cell table:style-name="Table7.A5" office:value-type="string">
            <text:p text:style-name="P6"><text:span text:style-name="T48">axios</text:span></text:p>
          </table:table-cell>
          <table:table-cell table:style-name="Table7.A5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游明朝" style:font-size-asian="11pt" style:language-asian="ja" style:country-asian="JP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游明朝" style:font-size-asian="11pt" style:language-asian="ja" style:country-asian="JP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1665in" fo:margin-bottom="0.0835in" loext:contextual-spacing="false" fo:text-align="center" style:justify-single-word="false"/>
      <style:text-properties style:font-name="Calibri Light" fo:font-family="'Calibri Light'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 fo:line-height="115%" fo:keep-together="always"/>
      <style:text-properties fo:color="#2f5496" fo:font-size="14pt" fo:font-weight="bold" style:font-size-asian="14pt" style:language-asian="en" style:country-asian="US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Calibri Light" fo:font-family="'Calibri Light'" style:font-family-generic="roman" style:font-pitch="variable" fo:font-size="8pt" style:font-name-asian="游ゴシック Light" style:font-family-asian="'游ゴシック Light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Calibri Light" fo:font-family="'Calibri Light'" style:font-family-generic="roman" style:font-pitch="variable" fo:font-size="8pt" style:font-name-asian="游ゴシック Light" style:font-family-asian="'游ゴシック Light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8pt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ettuce</meta:initial-creator>
    <meta:editing-cycles>15</meta:editing-cycles>
    <meta:creation-date>2020-08-26T06:01:00</meta:creation-date>
    <dc:date>2020-10-01T12:41:30.931880577</dc:date>
    <meta:editing-duration>PT2H31M40S</meta:editing-duration>
    <meta:generator>LibreOffice/6.4.5.2$Linux_X86_64 LibreOffice_project/40$Build-2</meta:generator>
    <meta:document-statistic meta:table-count="6" meta:image-count="0" meta:object-count="0" meta:page-count="11" meta:paragraph-count="458" meta:word-count="1285" meta:character-count="13026" meta:non-whitespace-character-count="9756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